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fill-gradient-name="Gradient_20_8"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2"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fill-gradient-name="Gradient_20_8"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0.2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3"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579d1c"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4"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579d1c"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8.65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5"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draw:fill="solid" draw:fill-color="#ff336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6" style:family="graphic" style:parent-style-name="standard">
      <style:graphic-properties draw:stroke="none" draw:fill="solid" draw:fill-color="#ff3366" draw:shadow="hidden" dr3d:depth="0.876cm" dr3d:close-front="true" dr3d:close-back="true" dr3d:texture-generation-mode-x="parallel" dr3d:texture-generation-mode-y="parallel"/>
    </style:style>
    <style:style style:name="gr7"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draw:fill="solid" draw:fill-color="#eb613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8" style:family="graphic" style:parent-style-name="standard">
      <style:graphic-properties draw:stroke="none" draw:fill="solid" draw:fill-color="#eb613d" draw:shadow="hidden" dr3d:depth="0.804cm" dr3d:close-front="true" dr3d:close-back="true" dr3d:texture-generation-mode-x="parallel" dr3d:texture-generation-mode-y="parallel"/>
    </style:style>
    <style:style style:name="gr9"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993366"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10"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993366"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0.84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11" style:family="graphic" style:parent-style-name="standard">
      <style:graphic-properties draw:stroke="none" svg:stroke-color="#000000" draw:fill="none" draw:fill-color="#ffffff" draw:fill-gradient-name="Linear_20_blue_2f_white" draw:textarea-horizontal-align="left" draw:auto-grow-height="true" draw:auto-grow-width="true" fo:min-height="0cm" fo:min-width="0cm" draw:shadow="visible"/>
    </style:style>
    <style:style style:name="P1" style:family="paragraph">
      <style:text-properties fo:color="#ffffff"/>
    </style:style>
    <style:style style:name="T1" style:family="text">
      <style:text-properties fo:color="#ffff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3d:scene draw:style-name="gr1" svg:width="15.129cm" svg:height="3.326cm" svg:x="0.444cm" svg:y="10.038cm" dr3d:transform="matrix (0.99840590159982 -0.00109206872910735 -0.0564310467432861 0.0129514515278214 0.97756717054479 0.210225324298427 0.0549355581929821 -0.210621068411846 0.976022976157364 -7.72165885660821cm 12.3381471610561cm 1.70094408801639cm)" dr3d:vrp="(0 0 48477.1428571429)" dr3d:vpn="(0 0 45717.1428571429)" dr3d:projection="perspective" dr3d:distance="2.76cm" dr3d:focal-length="10cm" dr3d:shadow-slant="0" dr3d:shade-mode="gouraud" dr3d:ambient-color="#666666" dr3d:lighting-mode="false">
          <dr3d:light dr3d:diffuse-color="#cccccc" dr3d:direction="(-0.527684020148373 0.0917517095362355 0.844470957864881)"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 draw:layer="layout" svg:viewBox="279 -10955 361 471" svg:d="m279-10801 57 5 1-8 2-8 2-8 2-7 2-7 3-6 3-6 4-6 4-5 4-6 5-4 6-5 6-4 6-4 7-4 7-3 8-3 8-3 8-2 9-2 9-2 9-1 9-1h10 8l8 1h8l8 1 7 2 8 1 6 3 7 2 6 3 6 3 6 3 5 3 5 4 4 4 4 4 1 2 2 2 3 5 2 4 3 5 2 5 1 5 1 5 1 5v5 5l-1 6-1 5-1 4-2 5-2 5-3 4-3 4-4 4-4 4-4 3-5 3-5 4-6 3-6 2-7 3-5 2-7 2-17 5-51 14-53 15-20 6-8 4-7 3-8 4-7 5-7 5-6 5-6 6-5 5-5 6-4 6-4 6-3 7-3 7-2 7-2 7-1 7-1 8v8 9l1 8 2 8 2 9 2 8 4 8 3 7 5 8 5 7 6 7 6 6 7 6 7 6 8 5 9 4 9 4 10 4 9 3 10 2 11 3 10 2 11 1 12 1h11 12l12-1 12-1 11-2 11-2 11-3 10-3 10-4 9-4 9-5 8-5 8-6 7-6 7-7 6-7 5-8 5-8 4-8 4-9 3-9 2-9 2-9 1-10 1-10-58-4-1 10-3 10-3 9-3 8-5 8-2 4-2 3-3 3-3 3-3 3-3 3-3 3-4 2-4 2-4 2-8 4-10 3-10 3-11 2-12 1h-13-13l-12-1-12-2-10-2-9-3-9-3-4-2-3-2-4-3-3-2-6-5-5-5-2-3-2-3-2-3-1-3-2-3-1-3-1-3-1-3-1-4-1-3v-3-4-6l1-3v-3l1-3 1-2v-3l2-3 1-2 1-2 2-3 1-2 2-2 2-2 2-2 2-2 2-2 3-2 3-2 4-2 8-4 11-5 12-4 14-4 33-8 34-8 28-8 22-7 9-3 7-3 10-5 9-5 8-5 8-6 7-6 6-6 6-6 5-7 5-7 3-7 4-8 2-8 2-8 2-9 1-9v-9-9l-1-9-2-9-2-8-3-9-4-8-4-8-5-8-5-8-6-7-7-7-7-6-8-6-8-6-9-5-9-5-10-4-10-4-11-3-10-3-12-1-11-2-12-1h-12-15l-14 1-14 2-13 1-13 3-12 3-11 4-11 4-10 5-10 5-9 6-8 6-8 8-7 7-7 8-6 9-6 9-5 10-4 10-3 10-3 10-2 11-1 11z"/>
          <dr3d:extrude draw:style-name="gr2" draw:layer="layout" svg:viewBox="684 -11080 302 463" svg:d="m713-11073-7 52 9-2 8-2h4l4-1h4 3 5 4l4 1h4l4 1 3 1 3 2 3 1 3 2 3 1 2 2 3 2 2 3 2 2 2 3 2 3 1 2 2 3 4 9 4 12 6 15 5 14-125 330h60l68-191 7-18 6-19 6-20 5-19 5 19 6 18 6 19 7 18 70 193h56l-125-336-18-46-8-16-3-7-3-5-4-7-4-6-4-5-4-6-4-5-5-4-4-4-5-3-5-3-5-2-6-3-5-2-6-1-6-1-6-1h-7-4-4l-5 1-4 1-5 1-4 1-5 1z"/>
          <dr3d:extrude draw:style-name="gr2" draw:layer="layout" svg:viewBox="1012 -10954 274 344" svg:d="m1012-10847 55 7 1-8 2-8 3-7 3-6 2-3 1-3 2-3 2-3 3-2 2-3 2-2 3-2 6-4 6-3 6-4 8-2 7-2 9-2 9-1h9 9l9 1 8 1 8 2 7 2 3 1 3 2 3 1 2 2 3 2 2 2 4 4 4 4 3 5 2 2 1 2 1 2 1 2 1 3 1 2v2l1 3v2 3 2 3l-1 2v2l-1 2v2l-1 2-1 2-2 2-1 2-1 2-2 1-1 2-2 1-2 2-2 1-1 1-2 1-5 2-5 2-7 2-16 5-21 6-28 7-24 7-20 7-7 3-7 3-6 3-5 3-5 4-5 4-4 4-4 4-4 4-3 5-3 5-2 5-2 5-2 6-1 5-1 6-1 6v6 6l1 5v5l1 5 2 5 1 5 3 5 2 5 3 5 3 4 3 4 3 4 4 4 4 4 4 3 4 3 3 2 4 2 4 3 4 2 4 2 5 2 6 1 5 2 12 3 12 2 6 1h6l7 1h6 10l9-1 9-1 9-1 8-1 8-2 8-3 7-2 7-3 6-3 7-3 5-4 6-4 5-4 4-5 4-4 2-2 2-3 3-5 2-6 3-6 2-7 2-7 3-15-55-7-1 6-1 3-1 3-1 3-1 2-1 3-1 2-2 3-1 2-2 2-2 2-4 4-4 4-5 3-5 3-5 2-6 2-7 2-7 1-7 1h-8-9l-9-1-8-1-7-1-7-2-3-1-2-1-3-1-3-2-2-1-2-2-4-3-3-4-3-3-1-2-2-2-1-2-1-1v-2l-1-2v-2l-1-2v-2-2-3-3l1-2 1-3 1-2 1-2 1-3 2-2 1-1 1-1 1-1 1-1 2-2 3-2 2-2 3-2 4-1 3-2 6-2 11-3 33-9 28-7 23-7 18-6 14-6 6-3 5-3 5-3 5-3 5-4 4-4 3-4 4-5 3-5 3-5 2-6 2-6 1-6 1-6 1-7v-7-7l-1-6-1-7-2-7-2-6-3-7-3-6-4-6-4-6-5-6-5-5-6-5-6-5-7-4-7-4-7-4-8-3-8-3-9-2-8-2-9-1-9-1-9-1h-10-16l-14 2-14 2-13 3-12 4-10 4-5 3-5 3-5 3-4 3-8 7-7 8-7 9-5 10-6 10-4 11-3 12z"/>
          <dr3d:extrude draw:style-name="gr2" draw:layer="layout" svg:viewBox="1320 -10951 161 449" svg:d="m1474-10897 7-49-12-2-10-2-11-1h-4-5-8l-7 1h-6l-6 1-6 2-5 1-5 3-5 2-4 2-4 3-3 3-3 3-3 3-2 4-2 3-2 4-1 2v2l-2 6-1 6-1 8-1 9v10l-1 23v190h-41v43h41v82l56 33v-115h57v-43h-57v-193-11l1-9v-3l1-3v-3l1-1v-1l1-2 1-1 1-2 1-1 1-2 2-1 1-1 2-1 2-1 2-1 2-1h2l3-1h2 3 3 5l6 1z"/>
          <dr3d:extrude draw:style-name="gr2" draw:layer="layout" svg:viewBox="1509 -10954 304 344" svg:d="m1753-10841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1881 -10947 448 337" svg:d="m1881-10947v330h50v-46l4 6 4 5 5 6 5 5 5 4 6 5 6 3 6 4 7 3 6 3 7 3 8 2 7 2 8 1 8 1h8 9l8-1 8-1 8-2 7-2 7-2 7-3 6-4 6-4 5-4 5-5 4-5 4-5 4-6 3-6 2-7 10 13 5 6 6 6 6 5 6 5 6 4 6 4 7 3 6 3 7 2 7 2 8 2 7 1 8 1h8 12l11-2 10-2 10-3 5-2 4-2 5-2 4-2 4-3 3-3 4-3 3-3 3-3 3-4 3-4 2-4 3-5 2-4 4-11 3-10 2-12 2-13v-14-226h-56v208 15l-1 7v6l-1 6-1 5-2 5-1 4-2 4-1 3-2 3-3 3-2 3-3 3-3 3-3 2-4 2-3 2-4 1-4 2-5 1h-4l-5 1h-5-8l-9-1-8-2-7-3-4-1-3-2-4-2-3-2-3-2-3-3-3-2-3-3-3-3-2-3-3-3-2-4-2-4-2-4-2-4-1-5-3-10-2-10-1-12v-12-192h-56v214 9l-1 9-1 8-2 7-2 7-2 6-1 3-2 2-1 3-2 2-2 2-2 2-2 2-2 2-2 2-3 1-2 2-3 1-3 1-3 1-3 1-3 1-7 1h-7-6l-6-1-6-1-5-1-6-2-5-2-5-2-5-3-5-3-4-4-4-4-4-5-4-4-3-6-3-5-2-6-2-6-2-7-1-8-2-8-1-9v-10l-1-21v-171z"/>
          <dr3d:extrude draw:style-name="gr2" draw:layer="layout" svg:viewBox="2587 -10947 400 455" svg:d="m2587-10947v455h201l29-1 13-1 12-1 11-2 10-2 10-2 8-3 8-3 7-4 7-5 6-5 6-6 6-6 5-7 5-8 4-8 4-8 3-8 3-9 2-8 2-9 1-9v-9-12l-2-11-2-11-4-11-4-10-3-5-2-4-3-5-4-4-3-5-4-4-4-4-4-4-5-4-5-3-10-6-12-6-13-5-13-4-15-3-16-3 11-6 10-6 4-2 4-3 4-3 3-3 7-6 6-7 7-7 6-7 12-16 12-17 79-124h-75l-61 95-12 19-12 17-10 14-9 12-8 10-8 8-3 4-4 4-4 3-3 2-3 2-4 2-3 2-4 1-4 2-3 1-4 1-3 1-6 1h-7l-9 1h-11-70v-202zm0 254h129l20 1h9l8 1 8 2 7 1 7 2 6 2 6 2 5 3 5 3 5 3 4 3 3 4 4 4 3 5 3 5 2 5 2 5 2 5 1 5 1 5 1 5v6 8l-1 3v4l-1 4-1 3-2 4-1 3-1 3-2 4-2 3-2 3-2 3-3 3-5 5-3 3-3 2-4 2-3 2-4 2-4 2-9 3-10 2-11 2-11 1h-12-144z"/>
          <dr3d:extrude draw:style-name="gr2" draw:layer="layout" svg:viewBox="3018 -10954 304 344" svg:d="m3262-10841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3371 -11073 285 463" svg:d="m3600-11073v162l-4-5-3-4-4-4-5-4-5-4-5-4-5-3-6-3-6-3-6-2-6-2-6-2-6-1-6-1-7-1h-6-7l-7 1-7 1-7 1-7 2-7 2-6 2-7 3-6 3-6 4-6 3-6 5-11 9-11 11-5 6-5 6-4 7-4 6-4 8-4 7-5 15-5 17-3 18-2 18-1 20v12l1 12 1 12 2 11 3 11 3 11 3 10 4 10 4 9 5 9 6 9 6 7 6 8 7 6 8 6 8 6 8 5 9 4 9 3 9 3 9 2 9 2 9 1h10 7l8-1 7-1 7-1 6-2 7-2 6-3 6-3 6-3 6-4 5-4 6-5 5-5 5-5 4-6 5-6v44h50v-456zm-228 292v-15l2-15 2-13 3-12 3-12 5-10 2-5 3-5 3-4 3-4 3-4 4-3 3-4 4-3 4-3 3-2 4-3 4-2 4-2 5-1 4-2 4-1 5-1h4l5-1h4 4 5l4 1 4 1 5 1 4 1 4 2 4 1 3 2 4 3 4 2 4 3 3 3 3 3 7 7 3 4 3 4 3 4 2 5 3 5 2 5 3 11 3 12 2 13 2 14v15 16l-2 15-2 14-3 13-4 12-4 10-3 5-3 5-3 5-3 4-7 8-7 6-4 3-4 3-4 3-4 2-4 2-4 1-4 2-4 1-5 1h-4l-5 1h-4-4-5l-4-1-4-1-5-1-4-1-4-2-4-2-3-2-4-2-4-3-4-2-3-3-3-4-7-7-3-4-3-4-3-5-2-5-2-5-2-5-4-11-3-13-1-13-2-15z"/>
          <dr3d:extrude draw:style-name="gr2" draw:layer="layout" svg:viewBox="3742 -10954 266 337" svg:d="m3958-10947v49l-10-13-5-6-6-5-6-5-6-5-6-4-6-4-7-3-7-3-7-2-7-2-7-2-8-1-8-1h-8-7l-7 1-7 1-7 1-6 1-7 2-7 3-6 2-6 3-6 3-5 3-5 4-4 3-4 4-4 4-3 4-3 4-3 5-2 5-2 5-3 5-2 6-1 6-2 6-1 4v5l-1 12-1 14v17 204h56v-183-20l1-17 1-13v-5l1-4 2-5 2-6 2-4 3-5 3-4 1-2 2-1 4-4 4-3 5-3 4-2 5-3 5-2 5-1 6-1 5-1h6 6l6 1 6 1 6 1 6 2 6 2 5 3 6 3 5 3 5 4 5 4 4 4 4 5 3 4 3 6 2 5 2 6 2 6 1 7 2 8 1 8v9l1 20v177h56v-330z"/>
          <dr3d:extrude draw:style-name="gr2" draw:layer="layout" svg:viewBox="4096 -10947 56 455" svg:d="m4096-10556v64h56v-64zm-56-391v330h56v-330z"/>
          <dr3d:extrude draw:style-name="gr2" draw:layer="layout" svg:viewBox="4236 -10947 177 337" svg:d="m4236-10947v330h50v-51l9 16 5 7 4 6 5 6 4 5 4 4 4 3 4 3 4 2 5 2 4 1 5 2h4l5 1h4 7l7-1 7-2 8-2 7-2 7-3 7-4 7-4-19-51-5 2-5 3-5 2-5 1-5 1-5 1-5 1h-5-4l-5-1-4-1-4-1-4-1-4-2-4-3-3-2-3-3-4-3-3-3-2-4-3-4-2-5-2-4-2-5-2-7-2-8-1-8-2-8-1-8v-8l-1-9v-9-172z"/>
          <dr3d:extrude draw:style-name="gr2" draw:layer="layout" svg:viewBox="4429 -10954 304 344" svg:d="m4673-10841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4801 -10947 448 337" svg:d="m4801-10947v330h50v-46l4 6 4 5 5 6 5 5 5 4 6 5 6 3 6 4 7 3 6 3 7 3 8 2 7 2 8 1 8 1h8 9l8-1 8-1 8-2 7-2 7-2 7-3 6-4 6-4 5-4 5-5 4-5 4-5 4-6 3-6 2-7 10 13 5 6 6 6 6 5 6 5 6 4 6 4 7 3 6 3 7 2 7 2 8 2 7 1 8 1h8 12l11-2 10-2 10-3 5-2 4-2 5-2 4-2 4-3 3-3 4-3 3-3 3-3 3-4 3-4 2-4 3-5 2-4 4-11 3-10 2-12 2-13v-14-226h-56v208 15l-1 7v6l-1 6-1 5-2 5-1 4-2 4-1 3-2 3-3 3-2 3-3 3-3 3-3 2-4 2-3 2-4 1-4 2-5 1h-4l-5 1h-5-8l-9-1-8-2-7-3-4-1-3-2-4-2-3-2-3-2-3-3-3-2-3-3-3-3-2-3-3-3-2-4-2-4-2-4-2-4-1-5-3-10-2-10-1-12v-12-192h-56v214 9l-1 9-1 8-2 7-2 7-2 6-1 3-2 2-1 3-2 2-2 2-2 2-2 2-2 2-2 2-3 1-2 2-3 1-3 1-3 1-3 1-3 1-7 1h-7-6l-6-1-6-1-5-1-6-2-5-2-5-2-5-3-5-3-4-4-4-4-4-5-4-4-3-6-3-5-2-6-2-6-2-7-1-8-2-8-1-9v-10l-1-21v-171z"/>
          <dr3d:extrude draw:style-name="gr2" draw:layer="layout" svg:viewBox="5311 -10954 304 344" svg:d="m5555-10841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5683 -10947 267 337" svg:d="m5683-10947v330h50v-47l5 7 5 6 5 5 5 6 6 4 6 5 6 4 6 3 7 4 7 2 7 3 8 2 7 1 8 1 9 1h8 7l7-1 7-1 7-1 7-1 6-2 7-3 6-2 6-3 5-3 6-3 5-3 4-4 5-4 3-4 4-4 3-5 3-4 3-5 2-5 2-5 1-6 2-5 1-6 1-4v-5l1-12 1-15v-18-203h-56v201 16l-1 7v7l-1 6-1 6-2 5-1 4-2 4-2 4-2 4-3 3-3 3-3 3-4 3-4 3-4 2-5 3-4 1-5 2-5 1h-5l-5 1h-6-9l-8-1-8-2-8-3-8-3-7-4-6-5-7-5-3-3-3-3-3-4-2-4-3-4-2-5-2-5-1-5-3-11-2-13-2-14v-15-180z"/>
          <dr3d:extrude draw:style-name="gr2" draw:layer="layout" svg:viewBox="6004 -10951 161 449" svg:d="m6158-10897 7-49-12-2-10-2-11-1h-4-5-8l-7 1h-6l-6 1-6 2-5 1-5 3-5 2-4 2-4 3-3 3-3 3-3 3-2 4-2 3-2 4-1 2v2l-2 6-1 6-1 8-1 9v10l-1 23v190h-41v43h41v82l56 33v-115h57v-43h-57v-193-11l1-9v-3l1-3v-3l1-1v-1l1-2 1-1 1-2 1-1 1-2 2-1 1-1 2-1 2-1 2-1 2-1h2l3-1h2 3 3 5l6 1z"/>
          <dr3d:extrude draw:style-name="gr2" draw:layer="layout" svg:viewBox="6190 -10954 274 344" svg:d="m6190-10847 55 7 1-8 2-8 3-7 3-6 2-3 1-3 2-3 2-3 3-2 2-3 2-2 3-2 6-4 6-3 6-4 8-2 7-2 9-2 9-1h9 9l9 1 8 1 8 2 7 2 3 1 3 2 3 1 2 2 3 2 2 2 4 4 4 4 3 5 2 2 1 2 1 2 1 2 1 3 1 2v2l1 3v2 3 2 3l-1 2v2l-1 2v2l-1 2-1 2-2 2-1 2-1 2-2 1-1 2-2 1-2 2-2 1-1 1-2 1-5 2-5 2-7 2-16 5-21 6-28 7-24 7-20 7-7 3-7 3-6 3-5 3-5 4-5 4-4 4-4 4-4 4-3 5-3 5-2 5-2 5-2 6-1 5-1 6-1 6v6 6l1 5v5l1 5 2 5 1 5 3 5 2 5 3 5 3 4 3 4 3 4 4 4 4 4 4 3 4 3 3 2 4 2 4 3 4 2 4 2 5 2 6 1 5 2 12 3 12 2 6 1h6l7 1h6 10l9-1 9-1 9-1 8-1 8-2 8-3 7-2 7-3 6-3 7-3 5-4 6-4 5-4 4-5 4-4 2-2 2-3 3-5 2-6 3-6 2-7 2-7 3-15-55-7-1 6-1 3-1 3-1 3-1 2-1 3-1 2-2 3-1 2-2 2-2 2-4 4-4 4-5 3-5 3-5 2-6 2-7 2-7 1-7 1h-8-9l-9-1-8-1-7-1-7-2-3-1-2-1-3-1-3-2-2-1-2-2-4-3-3-4-3-3-1-2-2-2-1-2-1-1v-2l-1-2v-2l-1-2v-2-2-3-3l1-2 1-3 1-2 1-2 1-3 2-2 1-1 1-1 1-1 1-1 2-2 3-2 2-2 3-2 4-1 3-2 6-2 11-3 33-9 28-7 23-7 18-6 14-6 6-3 5-3 5-3 5-3 5-4 4-4 3-4 4-5 3-5 3-5 2-6 2-6 1-6 1-6 1-7v-7-7l-1-6-1-7-2-7-2-6-3-7-3-6-4-6-4-6-5-6-5-5-6-5-6-5-7-4-7-4-7-4-8-3-8-3-9-2-8-2-9-1-9-1-9-1h-10-16l-14 2-14 2-13 3-12 4-10 4-5 3-5 3-5 3-4 3-8 7-7 8-7 9-5 10-6 10-4 11-3 12z"/>
          <dr3d:extrude draw:style-name="gr2" draw:layer="layout" svg:viewBox="6533 -10947 64 330" svg:d="m6533-10681v64h64v-64zm-64-266v64h64v-64z"/>
          <dr3d:extrude draw:style-name="gr2" draw:layer="layout" svg:viewBox="309 -12371 60 455" svg:d="m309-12371v455h60v-455z"/>
          <dr3d:extrude draw:style-name="gr2" draw:layer="layout" svg:viewBox="468 -12371 267 337" svg:d="m468-12371v330h50v-47l5 7 5 6 5 5 5 6 6 4 6 5 6 4 6 3 7 4 7 2 7 3 8 2 7 1 8 1 9 1h8 7l7-1 7-1 7-1 7-1 6-2 7-3 6-2 6-3 5-3 6-3 5-3 4-4 5-4 3-4 4-4 3-5 3-4 3-5 2-5 2-5 1-6 2-5 1-6 1-4v-5l1-12 1-15v-18-203h-56v201 16l-1 7v7l-1 6-1 6-2 5-1 4-2 4-2 4-2 4-3 3-3 3-3 3-4 3-4 3-4 2-5 3-4 1-5 2-5 1h-5l-5 1h-6-9l-8-1-8-2-8-3-8-3-7-4-6-5-7-5-3-3-3-3-3-4-2-4-3-4-2-5-2-5-1-5-3-11-2-13-2-14v-15-180z"/>
          <dr3d:extrude draw:style-name="gr2" draw:layer="layout" svg:viewBox="789 -12375 161 449" svg:d="m943-12321 7-49-12-2-10-2-11-1h-4-5-8l-7 1h-6l-6 1-6 2-5 1-5 3-5 2-4 2-4 3-3 3-3 3-3 3-2 4-2 3-2 4-1 2v2l-2 6-1 6-1 8-1 9v10l-1 23v190h-41v43h41v82l56 33v-115h57v-43h-57v-193-11l1-9v-3l1-3v-3l1-1v-1l1-2 1-1 1-2 1-1 1-2 2-1 1-1 2-1 2-1 2-1 2-1h2l3-1h2 3 3 5l6 1z"/>
          <dr3d:extrude draw:style-name="gr2" draw:layer="layout" svg:viewBox="978 -12378 304 344" svg:d="m1222-12265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1349 -12371 56 455" svg:d="m1349-12371v455h56v-455z"/>
          <dr3d:extrude draw:style-name="gr2" draw:layer="layout" svg:viewBox="1674 -12371 347 455" svg:d="m1674-12371v455h171 22l19-1 16-1 7-1 6-1 8-2 8-2 7-2 8-2 6-3 7-3 6-4 6-4 5-4 6-5 5-5 4-5 5-6 4-6 3-6 4-7 3-7 3-7 2-8 2-8 2-7 1-8 1-9v-8l-1-14-1-14-3-13-4-12-5-12-7-12-7-11-9-10-5-5-5-4-6-5-6-4-7-3-7-4-8-2-8-3-17-4-20-4-21-1-23-1h-117v-185zm0 239h118 14l13 1 12 2 11 2 9 3 5 2 4 2 4 2 3 3 4 2 3 3 6 6 2 3 3 3 2 3 2 4 2 3 2 4 1 4 1 4 1 4 1 4 2 9v10 7l-1 7-1 6-2 6-2 6-2 6-3 5-3 5-4 5-4 4-4 4-5 4-5 3-5 3-5 2-6 2-4 1-6 1-5 1h-7l-16 1h-19-116z"/>
          <dr3d:extrude draw:style-name="gr2" draw:layer="layout" svg:viewBox="2072 -12378 304 344" svg:d="m2316-12265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2444 -12371 267 337" svg:d="m2444-12371v330h50v-47l5 7 5 6 5 5 5 6 6 4 6 5 6 4 6 3 7 4 7 2 7 3 8 2 7 1 8 1 9 1h8 7l7-1 7-1 7-1 7-1 6-2 7-3 6-2 6-3 5-3 6-3 5-3 4-4 5-4 3-4 4-4 3-5 3-4 3-5 2-5 2-5 1-6 2-5 1-6 1-4v-5l1-12 1-15v-18-203h-56v201 16l-1 7v7l-1 6-1 6-2 5-1 4-2 4-2 4-2 4-3 3-3 3-3 3-4 3-4 3-4 2-5 3-4 1-5 2-5 1h-5l-5 1h-6-9l-8-1-8-2-8-3-8-3-7-4-6-5-7-5-3-3-3-3-3-4-2-4-3-4-2-5-2-5-1-5-3-11-2-13-2-14v-15-180z"/>
          <dr3d:extrude draw:style-name="gr2" draw:layer="layout" svg:viewBox="2765 -12375 161 449" svg:d="m2919-12321 7-49-12-2-10-2-11-1h-4-5-8l-7 1h-6l-6 1-6 2-5 1-5 3-5 2-4 2-4 3-3 3-3 3-3 3-2 4-2 3-2 4-1 2v2l-2 6-1 6-1 8-1 9v10l-1 23v190h-41v43h41v82l56 33v-115h57v-43h-57v-193-11l1-9v-3l1-3v-3l1-1v-1l1-2 1-1 1-2 1-1 1-2 2-1 1-1 2-1 2-1 2-1 2-1h2l3-1h2 3 3 5l6 1z"/>
          <dr3d:extrude draw:style-name="gr2" draw:layer="layout" svg:viewBox="2973 -12371 56 455" svg:d="m2973-11980v64h56v-64zm-56-391v330h56v-330z"/>
          <dr3d:extrude draw:style-name="gr2" draw:layer="layout" svg:viewBox="3113 -12378 266 337" svg:d="m3329-12371v49l-10-13-5-6-6-5-6-5-6-5-6-4-6-4-7-3-7-3-7-2-7-2-7-2-8-1-8-1h-8-7l-7 1-7 1-7 1-6 1-7 2-7 3-6 2-6 3-6 3-5 3-5 4-4 3-4 4-4 4-3 4-3 4-3 5-2 5-2 5-3 5-2 6-1 6-2 6-1 4v5l-1 12-1 14v17 204h56v-183-20l1-17 1-13v-5l1-4 2-5 2-6 2-4 3-5 3-4 1-2 2-1 4-4 4-3 5-3 4-2 5-3 5-2 5-1 6-1 5-1h6 6l6 1 6 1 6 1 6 2 6 2 5 3 6 3 5 3 5 4 5 4 4 4 4 5 3 4 3 6 2 5 2 6 2 6 1 7 2 8 1 8v9l1 20v177h56v-330z"/>
          <dr3d:extrude draw:style-name="gr2" draw:layer="layout" svg:viewBox="3467 -12371 448 337" svg:d="m3467-12371v330h50v-46l4 6 4 5 5 6 5 5 5 4 6 5 6 3 6 4 7 3 6 3 7 3 8 2 7 2 8 1 8 1h8 9l8-1 8-1 8-2 7-2 7-2 7-3 6-4 6-4 5-4 5-5 4-5 4-5 4-6 3-6 2-7 10 13 5 6 6 6 6 5 6 5 6 4 6 4 7 3 6 3 7 2 7 2 8 2 7 1 8 1h8 12l11-2 10-2 10-3 5-2 4-2 5-2 4-2 4-3 3-3 4-3 3-3 3-3 3-4 3-4 2-4 3-5 2-4 4-11 3-10 2-12 2-13v-14-226h-56v208 15l-1 7v6l-1 6-1 5-2 5-1 4-2 4-1 3-2 3-3 3-2 3-3 3-3 3-3 2-4 2-3 2-4 1-4 2-5 1h-4l-5 1h-5-8l-9-1-8-2-7-3-4-1-3-2-4-2-3-2-3-2-3-3-3-2-3-3-3-3-2-3-3-3-2-4-2-4-2-4-2-4-1-5-3-10-2-10-1-12v-12-192h-56v214 9l-1 9-1 8-2 7-2 7-2 6-1 3-2 2-1 3-2 2-2 2-2 2-2 2-2 2-2 2-3 1-2 2-3 1-3 1-3 1-3 1-3 1-7 1h-7-6l-6-1-6-1-5-1-6-2-5-2-5-2-5-3-5-3-4-4-4-4-4-5-4-4-3-6-3-5-2-6-2-6-2-7-1-8-2-8-1-9v-10l-1-21v-171z"/>
          <dr3d:extrude draw:style-name="gr2" draw:layer="layout" svg:viewBox="4151 -12378 308 344" svg:d="m4151-12206 1 22 2 21 4 19 3 9 3 8 3 9 4 8 4 7 5 7 5 7 5 6 6 6 6 6 11 9 11 7 12 7 13 5 13 4 14 3 14 1 15 1 17-1 15-2 15-3 7-3 8-2 6-3 7-3 6-4 7-4 6-4 6-5 11-10 5-6 5-5 5-7 4-6 4-7 3-7 4-7 2-8 5-16 3-17 2-18 1-19v-16l-1-14-2-14-2-13-2-12-4-11-3-11-5-9-5-9-6-8-6-8-6-7-7-7-8-7-8-6-9-5-9-5-10-4-10-3-9-3-11-2-10-2-10-1h-11l-17 1-16 2-15 3-7 3-7 2-7 3-7 3-6 4-6 4-6 4-6 5-6 5-5 5-5 6-5 6-4 6-5 6-3 7-4 7-3 8-3 8-5 17-3 17-2 20zm56 20v-15l2-15 2-13 3-12 4-12 2-5 3-5 2-5 3-5 4-4 3-4 7-7 8-7 4-2 4-3 4-2 4-2 4-2 5-2 4-1 5-1 5-1 5-1h10 5l5 1h5l5 1 5 1 4 2 5 1 4 2 5 2 4 3 4 2 4 3 3 3 4 4 7 7 3 4 3 4 3 5 3 5 2 5 3 5 4 12 3 12 2 14 2 14v16 15l-2 14-2 13-3 12-4 11-2 5-3 5-2 5-3 5-4 4-3 4-7 7-8 7-4 2-4 3-4 2-4 2-4 2-5 2-4 1-5 1-5 1-5 1h-10-10l-5-1-5-1-5-1-4-1-5-2-4-2-5-2-4-2-4-3-4-2-3-3-4-4-4-3-3-4-3-4-3-4-3-5-3-5-2-5-3-5-4-12-3-12-2-13-2-15z"/>
          <dr3d:extrude draw:style-name="gr2" draw:layer="layout" svg:viewBox="4504 -12378 287 462" svg:d="m4739-12371v42l-4-6-4-6-5-5-5-5-5-4-5-4-5-4-6-3-6-3-6-2-6-2-7-2-7-1-7-1-7-1h-8-10l-9 1-9 2-9 2-9 3-9 4-9 5-8 5-8 6-8 6-7 7-7 7-6 8-6 8-5 9-5 9-4 10-4 10-3 11-2 11-2 11-2 12-1 12v13 12l1 12 1 12 2 11 3 11 3 10 3 11 4 10 4 10 5 9 6 9 5 7 7 8 7 7 7 6 8 6 8 5 9 5 9 3 9 3 10 2 9 2 10 1h10 7l7-1 7-1 7-1 6-2 7-2 6-3 6-3 6-3 5-4 5-4 5-4 5-4 4-4 4-4 4-5v163h56v-455zm-230 165v-15l2-15 2-13 3-12 4-12 2-5 2-5 3-5 3-5 3-4 3-4 7-7 7-7 4-2 4-3 3-2 4-2 4-2 5-2 4-1 4-1 4-1 5-1h4 5 5 4l5 1 4 1 4 1 4 1 5 2 4 1 3 2 4 3 4 2 4 3 3 3 3 3 7 7 3 4 3 4 3 4 2 5 3 5 2 5 3 11 3 11 2 13 2 14v15 16l-2 15-2 15-3 12-3 12-5 11-2 5-3 5-3 4-3 4-3 4-4 3-3 4-4 3-4 3-3 2-5 3-4 2-4 2-4 1-5 2-4 1-5 1h-4l-5 1h-5-5-4l-5-1-4-1-4-1-4-1-5-2-3-2-4-1-4-3-4-2-3-3-4-3-3-3-7-7-3-4-3-4-3-5-2-4-2-5-2-6-4-11-3-13-1-14-2-14z"/>
          <dr3d:extrude draw:style-name="gr2" draw:layer="layout" svg:viewBox="4859 -12378 304 344" svg:d="m5103-12265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5230 -12371 177 337" svg:d="m5230-12371v330h50v-51l9 16 5 7 4 6 5 6 4 5 4 4 4 3 4 3 4 2 5 2 4 1 5 2h4l5 1h4 7l7-1 7-2 8-2 7-2 7-3 7-4 7-4-19-51-5 2-5 3-5 2-5 1-5 1-5 1-5 1h-5-4l-5-1-4-1-4-1-4-1-4-2-4-3-3-2-3-3-4-3-3-3-2-4-3-4-2-5-2-4-2-5-2-7-2-8-1-8-2-8-1-8v-8l-1-9v-9-172z"/>
          <dr3d:extrude draw:style-name="gr2" draw:layer="layout" svg:viewBox="5541 -12371 425 455" svg:d="m5541-12371 173 455h67l185-455h-69l-52 138h-192l-49-138zm67 187h154l-46 126-10 27-9 25-8 23-6 20-5-22-6-22-7-22-8-22z"/>
          <dr3d:extrude draw:style-name="gr2" draw:layer="layout" svg:viewBox="6012 -12371 434 455" svg:d="m6012-12371v455h90l108-322 22-67 24 73 109 316h81v-455h-58v381l-133-381h-54l-131 387v-387z"/>
          <dr3d:extrude draw:style-name="gr2" draw:layer="layout" svg:viewBox="6543 -12371 376 455" svg:d="m6543-12371v455h157 25l22-2 9-1 9-1 9-1 7-2 10-2 9-3 9-4 8-3 8-4 8-5 7-5 7-6 9-8 8-8 7-9 8-10 6-10 6-10 5-11 5-12 4-12 4-13 3-12 3-14 1-13 2-14 1-15v-15l-1-25-1-12-1-12-2-11-2-11-2-11-3-10-3-10-4-9-3-9-4-9-4-8-4-7-5-7-4-7-5-6-5-6-5-6-5-5-5-5-6-5-5-4-6-4-6-4-6-3-6-3-7-3-7-3-7-3-7-2-8-2-16-3-18-3-19-1-20-1zm-104 54h97l21 1 19 1 9 1 8 2 7 1 7 2 6 2 6 2 6 3 5 3 5 3 5 4 4 3 4 4 5 5 5 6 4 7 5 7 4 7 3 8 4 8 3 9 3 9 2 10 2 10 2 11 1 12 1 11 1 25v17l-1 16-2 16-3 14-3 13-4 12-5 11-5 10-6 9-6 8-7 8-7 7-7 6-8 6-8 4-8 4-7 2-7 2-9 1-9 2-10 1h-11l-25 1h-96z"/>
          <dr3d:extrude draw:style-name="gr2" draw:layer="layout" svg:viewBox="7171 -12371 448 337" svg:d="m7171-12371v330h50v-46l4 6 4 5 5 6 5 5 5 4 6 5 6 3 6 4 7 3 6 3 7 3 8 2 7 2 8 1 8 1h8 9l8-1 8-1 8-2 7-2 7-2 7-3 6-4 6-4 5-4 5-5 4-5 4-5 4-6 3-6 2-7 10 13 5 6 6 6 6 5 6 5 6 4 6 4 7 3 6 3 7 2 7 2 8 2 7 1 8 1h8 12l11-2 10-2 10-3 5-2 4-2 5-2 4-2 4-3 3-3 4-3 3-3 3-3 3-4 3-4 2-4 3-5 2-4 4-11 3-10 2-12 2-13v-14-226h-56v208 15l-1 7v6l-1 6-1 5-2 5-1 4-2 4-1 3-2 3-3 3-2 3-3 3-3 3-3 2-4 2-3 2-4 1-4 2-5 1h-4l-5 1h-5-8l-9-1-8-2-7-3-4-1-3-2-4-2-3-2-3-2-3-3-3-2-3-3-3-3-2-3-3-3-2-4-2-4-2-4-2-4-1-5-3-10-2-10-1-12v-12-192h-56v214 9l-1 9-1 8-2 7-2 7-2 6-1 3-2 2-1 3-2 2-2 2-2 2-2 2-2 2-2 2-3 1-2 2-3 1-3 1-3 1-3 1-3 1-7 1h-7-6l-6-1-6-1-5-1-6-2-5-2-5-2-5-3-5-3-4-4-4-4-4-5-4-4-3-6-3-5-2-6-2-6-2-7-1-8-2-8-1-9v-10l-1-21v-171z"/>
          <dr3d:extrude draw:style-name="gr2" draw:layer="layout" svg:viewBox="7700 -12371 56 455" svg:d="m7700-11980v64h56v-64zm-56-391v330h56v-330z"/>
          <dr3d:extrude draw:style-name="gr2" draw:layer="layout" svg:viewBox="7809 -12375 161 449" svg:d="m7963-12321 7-49-12-2-10-2-11-1h-4-5-8l-7 1h-6l-6 1-6 2-5 1-5 3-5 2-4 2-4 3-3 3-3 3-3 3-2 4-2 3-2 4-1 2v2l-2 6-1 6-1 8-1 9v10l-1 23v190h-41v43h41v82l56 33v-115h57v-43h-57v-193-11l1-9v-3l1-3v-3l1-1v-1l1-2 1-1 1-2 1-1 1-2 2-1 1-1 2-1 2-1 2-1 2-1h2l3-1h2 3 3 5l6 1z"/>
          <dr3d:extrude draw:style-name="gr2" draw:layer="layout" svg:viewBox="8193 -12371 448 337" svg:d="m8193-12371v330h50v-46l4 6 4 5 5 6 5 5 5 4 6 5 6 3 6 4 7 3 6 3 7 3 8 2 7 2 8 1 8 1h8 9l8-1 8-1 8-2 7-2 7-2 7-3 6-4 6-4 5-4 5-5 4-5 4-5 4-6 3-6 2-7 10 13 5 6 6 6 6 5 6 5 6 4 6 4 7 3 6 3 7 2 7 2 8 2 7 1 8 1h8 12l11-2 10-2 10-3 5-2 4-2 5-2 4-2 4-3 3-3 4-3 3-3 3-3 3-4 3-4 2-4 3-5 2-4 4-11 3-10 2-12 2-13v-14-226h-56v208 15l-1 7v6l-1 6-1 5-2 5-1 4-2 4-1 3-2 3-3 3-2 3-3 3-3 3-3 2-4 2-3 2-4 1-4 2-5 1h-4l-5 1h-5-8l-9-1-8-2-7-3-4-1-3-2-4-2-3-2-3-2-3-3-3-2-3-3-3-3-2-3-3-3-2-4-2-4-2-4-2-4-1-5-3-10-2-10-1-12v-12-192h-56v214 9l-1 9-1 8-2 7-2 7-2 6-1 3-2 2-1 3-2 2-2 2-2 2-2 2-2 2-2 2-3 1-2 2-3 1-3 1-3 1-3 1-3 1-7 1h-7-6l-6-1-6-1-5-1-6-2-5-2-5-2-5-3-5-3-4-4-4-4-4-5-4-4-3-6-3-5-2-6-2-6-2-7-1-8-2-8-1-9v-10l-1-21v-171z"/>
          <dr3d:extrude draw:style-name="gr2" draw:layer="layout" svg:viewBox="8722 -12371 56 455" svg:d="m8722-11980v64h56v-64zm-56-391v330h56v-330z"/>
          <dr3d:extrude draw:style-name="gr2" draw:layer="layout" svg:viewBox="8863 -12371 267 337" svg:d="m8863-12371v330h50v-47l5 7 5 6 5 5 5 6 6 4 6 5 6 4 6 3 7 4 7 2 7 3 8 2 7 1 8 1 9 1h8 7l7-1 7-1 7-1 7-1 6-2 7-3 6-2 6-3 5-3 6-3 5-3 4-4 5-4 3-4 4-4 3-5 3-4 3-5 2-5 2-5 1-6 2-5 1-6 1-4v-5l1-12 1-15v-18-203h-56v201 16l-1 7v7l-1 6-1 6-2 5-1 4-2 4-2 4-2 4-3 3-3 3-3 3-4 3-4 3-4 2-5 3-4 1-5 2-5 1h-5l-5 1h-6-9l-8-1-8-2-8-3-8-3-7-4-6-5-7-5-3-3-3-3-3-4-2-4-3-4-2-5-2-5-1-5-3-11-2-13-2-14v-15-180z"/>
          <dr3d:extrude draw:style-name="gr2" draw:layer="layout" svg:viewBox="9195 -12378 287 462" svg:d="m9430-12371v42l-4-6-4-6-5-5-5-5-5-4-5-4-5-4-6-3-6-3-6-2-6-2-7-2-7-1-7-1-7-1h-8-10l-9 1-9 2-9 2-9 3-9 4-9 5-8 5-8 6-8 6-7 7-7 7-6 8-6 8-5 9-5 9-4 10-4 10-3 11-2 11-2 11-2 12-1 12v13 12l1 12 1 12 2 11 3 11 3 10 3 11 4 10 4 10 5 9 6 9 5 7 7 8 7 7 7 6 8 6 8 5 9 5 9 3 9 3 10 2 9 2 10 1h10 7l7-1 7-1 7-1 6-2 7-2 6-3 6-3 6-3 5-4 5-4 5-4 5-4 4-4 4-4 4-5v163h56v-455zm-230 165v-15l2-15 2-13 3-12 4-12 2-5 2-5 3-5 3-5 3-4 3-4 7-7 7-7 4-2 4-3 3-2 4-2 4-2 5-2 4-1 4-1 4-1 5-1h4 5 5 4l5 1 4 1 4 1 4 1 5 2 4 1 3 2 4 3 4 2 4 3 3 3 3 3 7 7 3 4 3 4 3 4 2 5 3 5 2 5 3 11 3 11 2 13 2 14v15 16l-2 15-2 15-3 12-3 12-5 11-2 5-3 5-3 4-3 4-3 4-4 3-3 4-4 3-4 3-3 2-5 3-4 2-4 2-4 1-5 2-4 1-5 1h-4l-5 1h-5-5-4l-5-1-4-1-4-1-4-1-5-2-3-2-4-1-4-3-4-2-3-3-4-3-3-3-7-7-3-4-3-4-3-5-2-4-2-5-2-6-4-11-3-13-1-14-2-14z"/>
          <dr3d:extrude draw:style-name="gr2" draw:layer="layout" svg:viewBox="9550 -12378 304 344" svg:d="m9794-12265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9900 -12378 274 344" svg:d="m9900-12271 55 7 1-8 2-8 3-7 3-6 2-3 1-3 2-3 2-3 3-2 2-3 2-2 3-2 6-4 6-3 6-4 8-2 7-2 9-2 9-1h9 9l9 1 8 1 8 2 7 2 3 1 3 2 3 1 2 2 3 2 2 2 4 4 4 4 3 5 2 2 1 2 1 2 1 2 1 3 1 2v2l1 3v2 3 2 3l-1 2v2l-1 2v2l-1 2-1 2-2 2-1 2-1 2-2 1-1 2-2 1-2 2-2 1-1 1-2 1-5 2-5 2-7 2-16 5-21 6-28 7-24 7-20 7-7 3-7 3-6 3-5 3-5 4-5 4-4 4-4 4-4 4-3 5-3 5-2 5-2 5-2 6-1 5-1 6-1 6v6 6l1 5v5l1 5 2 5 1 5 3 5 2 5 3 5 3 4 3 4 3 4 4 4 4 4 4 3 4 3 3 2 4 2 4 3 4 2 4 2 5 2 6 1 5 2 12 3 12 2 6 1h6l7 1h6 10l9-1 9-1 9-1 8-1 8-2 8-3 7-2 7-3 6-3 7-3 5-4 6-4 5-4 4-5 4-4 2-2 2-3 3-5 2-6 3-6 2-7 2-7 3-15-55-7-1 6-1 3-1 3-1 3-1 2-1 3-1 2-2 3-1 2-2 2-2 2-4 4-4 4-5 3-5 3-5 2-6 2-7 2-7 1-7 1h-8-9l-9-1-8-1-7-1-7-2-3-1-2-1-3-1-3-2-2-1-2-2-4-3-3-4-3-3-1-2-2-2-1-2-1-1v-2l-1-2v-2l-1-2v-2-2-3-3l1-2 1-3 1-2 1-2 1-3 2-2 1-1 1-1 1-1 1-1 2-2 3-2 2-2 3-2 4-1 3-2 6-2 11-3 33-9 28-7 23-7 18-6 14-6 6-3 5-3 5-3 5-3 5-4 4-4 3-4 4-5 3-5 3-5 2-6 2-6 1-6 1-6 1-7v-7-7l-1-6-1-7-2-7-2-6-3-7-3-6-4-6-4-6-5-6-5-5-6-5-6-5-7-4-7-4-7-4-8-3-8-3-9-2-8-2-9-1-9-1-9-1h-10-16l-14 2-14 2-13 3-12 4-10 4-5 3-5 3-5 3-4 3-8 7-7 8-7 9-5 10-6 10-4 11-3 12z"/>
          <dr3d:extrude draw:style-name="gr2" draw:layer="layout" svg:viewBox="10208 -12375 161 449" svg:d="m10362-12321 7-49-12-2-10-2-11-1h-4-5-8l-7 1h-6l-6 1-6 2-5 1-5 3-5 2-4 2-4 3-3 3-3 3-3 3-2 4-2 3-2 4-1 2v2l-2 6-1 6-1 8-1 9v10l-1 23v190h-41v43h41v82l56 33v-115h57v-43h-57v-193-11l1-9v-3l1-3v-3l1-1v-1l1-2 1-1 1-2 1-1 1-2 2-1 1-1 2-1 2-1 2-1 2-1h2l3-1h2 3 3 5l6 1z"/>
          <dr3d:extrude draw:style-name="gr2" draw:layer="layout" svg:viewBox="10397 -12378 304 344" svg:d="m10641-12265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10769 -12371 267 337" svg:d="m10769-12371v330h50v-47l5 7 5 6 5 5 5 6 6 4 6 5 6 4 6 3 7 4 7 2 7 3 8 2 7 1 8 1 9 1h8 7l7-1 7-1 7-1 7-1 6-2 7-3 6-2 6-3 5-3 6-3 5-3 4-4 5-4 3-4 4-4 3-5 3-4 3-5 2-5 2-5 1-6 2-5 1-6 1-4v-5l1-12 1-15v-18-203h-56v201 16l-1 7v7l-1 6-1 6-2 5-1 4-2 4-2 4-2 4-3 3-3 3-3 3-4 3-4 3-4 2-5 3-4 1-5 2-5 1h-5l-5 1h-6-9l-8-1-8-2-8-3-8-3-7-4-6-5-7-5-3-3-3-3-3-4-2-4-3-4-2-5-2-5-1-5-3-11-2-13-2-14v-15-180z"/>
          <dr3d:extrude draw:style-name="gr2" draw:layer="layout" svg:viewBox="11100 -12378 274 344" svg:d="m11100-12271 55 7 1-8 2-8 3-7 3-6 2-3 1-3 2-3 2-3 3-2 2-3 2-2 3-2 6-4 6-3 6-4 8-2 7-2 9-2 9-1h9 9l9 1 8 1 8 2 7 2 3 1 3 2 3 1 2 2 3 2 2 2 4 4 4 4 3 5 2 2 1 2 1 2 1 2 1 3 1 2v2l1 3v2 3 2 3l-1 2v2l-1 2v2l-1 2-1 2-2 2-1 2-1 2-2 1-1 2-2 1-2 2-2 1-1 1-2 1-5 2-5 2-7 2-16 5-21 6-28 7-24 7-20 7-7 3-7 3-6 3-5 3-5 4-5 4-4 4-4 4-4 4-3 5-3 5-2 5-2 5-2 6-1 5-1 6-1 6v6 6l1 5v5l1 5 2 5 1 5 3 5 2 5 3 5 3 4 3 4 3 4 4 4 4 4 4 3 4 3 3 2 4 2 4 3 4 2 4 2 5 2 6 1 5 2 12 3 12 2 6 1h6l7 1h6 10l9-1 9-1 9-1 8-1 8-2 8-3 7-2 7-3 6-3 7-3 5-4 6-4 5-4 4-5 4-4 2-2 2-3 3-5 2-6 3-6 2-7 2-7 3-15-55-7-1 6-1 3-1 3-1 3-1 2-1 3-1 2-2 3-1 2-2 2-2 2-4 4-4 4-5 3-5 3-5 2-6 2-7 2-7 1-7 1h-8-9l-9-1-8-1-7-1-7-2-3-1-2-1-3-1-3-2-2-1-2-2-4-3-3-4-3-3-1-2-2-2-1-2-1-1v-2l-1-2v-2l-1-2v-2-2-3-3l1-2 1-3 1-2 1-2 1-3 2-2 1-1 1-1 1-1 1-1 2-2 3-2 2-2 3-2 4-1 3-2 6-2 11-3 33-9 28-7 23-7 18-6 14-6 6-3 5-3 5-3 5-3 5-4 4-4 3-4 4-5 3-5 3-5 2-6 2-6 1-6 1-6 1-7v-7-7l-1-6-1-7-2-7-2-6-3-7-3-6-4-6-4-6-5-6-5-5-6-5-6-5-7-4-7-4-7-4-8-3-8-3-9-2-8-2-9-1-9-1-9-1h-10-16l-14 2-14 2-13 3-12 4-10 4-5 3-5 3-5 3-4 3-8 7-7 8-7 9-5 10-6 10-4 11-3 12z"/>
          <dr3d:extrude draw:style-name="gr2" draw:layer="layout" svg:viewBox="11643 -12371 167 457" svg:d="m11810-12371h-56v356l-5-5-6-5-6-5-6-4-7-5-7-5-16-9-31-17-14-7-7-3-6-2v54l11 5 12 6 10 6 11 7 10 7 9 7 10 7 9 8 9 8 7 8 7 7 7 8 5 7 6 8 4 7 4 8h36z"/>
          <dr3d:extrude draw:style-name="gr2" draw:layer="layout" svg:viewBox="11979 -12460 68 153" svg:d="m11983-12371v64h64v-64-8l-1-8-1-8-1-7-2-7-2-7-3-6-3-5-2-3-1-2-4-5-4-4-5-5-6-4-5-3-6-4-7-3-15 23 4 2 4 2 4 3 4 3 3 3 3 3 2 3 2 4 2 4 2 4 1 5 2 5 1 6 1 6v6l1 7z"/>
          <dr3d:extrude draw:style-name="gr2" draw:layer="layout" svg:viewBox="12129 -12379 297 465" svg:d="m12129-12147 1 39 1 17 2 17 3 16 3 15 3 14 4 13 4 12 5 11 6 11 5 10 7 9 7 8 7 8 8 7 8 6 9 6 10 4 10 4 11 3 11 1 12 2h12 9l8-1 9-1 8-2 8-2 7-2 8-3 7-4 7-4 7-4 6-5 6-5 5-5 5-6 5-6 5-7 4-7 4-7 4-8 4-9 3-8 3-10 6-19 2-11 3-11 1-12 2-13 1-29 1-32-1-38-1-17-2-17-2-16-3-14-3-14-4-13-4-12-5-11-6-11-6-10-6-9-7-9-8-7-8-7-8-6-9-5-10-5-10-4-10-3-11-2-12-2h-12l-16 1-8 1-7 1-8 2-7 2-6 2-7 3-7 3-6 4-6 3-5 5-6 4-5 5-5 5-5 6-5 7-6 8-4 9-5 9-7 20-7 22-5 24-3 27-2 28zm56 32v-27l2-25 2-23 3-20 3-17 5-15 2-7 3-6 3-5 3-5 7-8 3-4 4-4 4-3 3-3 5-3 4-3 4-2 4-2 5-1 4-2 5-1h4l5-1h5 5l5 1h4l5 1 4 2 4 1 4 2 5 2 3 3 4 2 4 3 4 4 4 3 3 4 7 9 3 5 3 6 3 6 3 6 4 16 4 17 3 20 1 22 2 25v27 27l-2 24-2 23-3 19-3 18-5 15-2 6-3 6-3 6-3 5-3 5-4 4-3 4-4 3-4 4-3 3-5 2-4 3-4 2-4 2-5 1-4 2-5 1h-4l-5 1h-5-5l-5-1h-4l-5-1-4-1-4-2-4-1-4-2-4-2-4-3-3-3-4-3-3-3-3-3-3-4-3-4-3-5-4-6-3-7-3-7-5-16-4-18-3-20-2-23-2-24z"/>
          <dr3d:extrude draw:style-name="gr2" draw:layer="layout" svg:viewBox="12490 -12379 420 471" svg:d="m12718-12193v54h192v-169l-23-16-11-8-11-7-11-6-12-6-11-5-12-5-12-4-12-4-12-3-12-3-12-1-12-2-13-1h-12-17l-16 2-16 2-15 3-15 4-15 5-14 6-14 7-13 8-13 8-11 9-11 10-10 11-9 12-8 12-7 13-6 14-6 14-5 15-4 14-3 16-2 16-2 16v16 17l2 16 2 16 3 16 4 15 5 15 5 15 7 14 7 14 9 13 8 12 10 11 10 10 11 10 12 8 12 8 13 7 14 5 14 5 15 4 15 3 16 2 16 2h17 12l12-1 12-1 11-2 11-2 11-3 10-3 10-4 10-4 9-5 8-5 9-5 7-6 7-6 7-6 6-7 5-7 6-8 4-9 5-9 4-10 3-10 4-11 3-11-55-15-5 16-3 8-3 7-4 7-3 6-3 6-4 5-4 5-4 4-5 5-6 4-5 4-7 3-6 4-7 3-7 3-7 2-8 2-7 2-8 1-8 1-9 1h-8-10l-10-1-9-1-9-1-9-2-8-2-8-3-8-3-7-3-7-4-7-4-6-4-6-4-5-4-5-5-5-5-9-11-4-5-3-6-4-5-3-6-3-6-3-6-4-11-3-11-3-11-3-11-2-12-1-12-1-12v-12-15l1-14 2-14 2-13 3-13 4-11 4-12 5-10 6-10 6-9 6-9 8-8 7-7 9-7 9-6 9-5 10-5 10-4 10-3 11-3 11-2 11-2 11-1h11 10l9 1 10 1 9 2 10 2 9 2 10 3 9 4 9 4 8 4 8 4 8 4 6 4 6 4 6 4 5 4v85z"/>
          <dr3d:extrude draw:style-name="gr2" draw:layer="layout" svg:viewBox="13001 -12371 357 455" svg:d="m13001-12371v455h60v-187h237v187h60v-455h-60v214h-237v-214z"/>
          <dr3d:extrude draw:style-name="gr2" draw:layer="layout" svg:viewBox="13421 -12371 291 330" svg:d="m13421-12371v45l209 242-63-2h-134v45h269v-37l-178-209-34-39 36 2 17 1h17 152v-48z"/>
          <dr3d:extrude draw:style-name="gr2" draw:layer="layout" svg:viewBox="297 -13083 434 455" svg:d="m297-13083v455h90l108-322 22-67 24 73 109 316h81v-455h-58v381l-133-381h-54l-131 387v-387z"/>
          <dr3d:extrude draw:style-name="gr2" draw:layer="layout" svg:viewBox="821 -13083 56 455" svg:d="m821-12692v64h56v-64zm-56-391v330h56v-330z"/>
          <dr3d:extrude draw:style-name="gr2" draw:layer="layout" svg:viewBox="962 -13083 267 337" svg:d="m962-13083v330h50v-47l5 7 5 6 5 5 5 6 6 4 6 5 6 4 6 3 7 4 7 2 7 3 8 2 7 1 8 1 9 1h8 7l7-1 7-1 7-1 7-1 6-2 7-3 6-2 6-3 5-3 6-3 5-3 4-4 5-4 3-4 4-4 3-5 3-4 3-5 2-5 2-5 1-6 2-5 1-6 1-4v-5l1-12 1-15v-18-203h-56v201 16l-1 7v7l-1 6-1 6-2 5-1 4-2 4-2 4-2 4-3 3-3 3-3 3-4 3-4 3-4 2-5 3-4 1-5 2-5 1h-5l-5 1h-6-9l-8-1-8-2-8-3-8-3-7-4-6-5-7-5-3-3-3-3-3-4-2-4-3-4-2-5-2-5-1-5-3-11-2-13-2-14v-15-180z"/>
          <dr3d:extrude draw:style-name="gr2" draw:layer="layout" svg:viewBox="1294 -13090 287 462" svg:d="m1529-13083v42l-4-6-4-6-5-5-5-5-5-4-5-4-5-4-6-3-6-3-6-2-6-2-7-2-7-1-7-1-7-1h-8-10l-9 1-9 2-9 2-9 3-9 4-9 5-8 5-8 6-8 6-7 7-7 7-6 8-6 8-5 9-5 9-4 10-4 10-3 11-2 11-2 11-2 12-1 12v13 12l1 12 1 12 2 11 3 11 3 10 3 11 4 10 4 10 5 9 6 9 5 7 7 8 7 7 7 6 8 6 8 5 9 5 9 3 9 3 10 2 9 2 10 1h10 7l7-1 7-1 7-1 6-2 7-2 6-3 6-3 6-3 5-4 5-4 5-4 5-4 4-4 4-4 4-5v163h56v-455zm-230 165v-15l2-15 2-13 3-12 4-12 2-5 2-5 3-5 3-5 3-4 3-4 7-7 7-7 4-2 4-3 3-2 4-2 4-2 5-2 4-1 4-1 4-1 5-1h4 5 5 4l5 1 4 1 4 1 4 1 5 2 4 1 3 2 4 3 4 2 4 3 3 3 3 3 7 7 3 4 3 4 3 4 2 5 3 5 2 5 3 11 3 11 2 13 2 14v15 16l-2 15-2 15-3 12-3 12-5 11-2 5-3 5-3 4-3 4-3 4-4 3-3 4-4 3-4 3-3 2-5 3-4 2-4 2-4 1-5 2-4 1-5 1h-4l-5 1h-5-5-4l-5-1-4-1-4-1-4-1-5-2-3-2-4-1-4-3-4-2-3-3-4-3-3-3-7-7-3-4-3-4-3-5-2-4-2-5-2-6-4-11-3-13-1-14-2-14z"/>
          <dr3d:extrude draw:style-name="gr2" draw:layer="layout" svg:viewBox="1649 -13090 304 344" svg:d="m1893-12977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1999 -13090 274 344" svg:d="m1999-12983 55 7 1-8 2-8 3-7 3-6 2-3 1-3 2-3 2-3 3-2 2-3 2-2 3-2 6-4 6-3 6-4 8-2 7-2 9-2 9-1h9 9l9 1 8 1 8 2 7 2 3 1 3 2 3 1 2 2 3 2 2 2 4 4 4 4 3 5 2 2 1 2 1 2 1 2 1 3 1 2v2l1 3v2 3 2 3l-1 2v2l-1 2v2l-1 2-1 2-2 2-1 2-1 2-2 1-1 2-2 1-2 2-2 1-1 1-2 1-5 2-5 2-7 2-16 5-21 6-28 7-24 7-20 7-7 3-7 3-6 3-5 3-5 4-5 4-4 4-4 4-4 4-3 5-3 5-2 5-2 5-2 6-1 5-1 6-1 6v6 6l1 5v5l1 5 2 5 1 5 3 5 2 5 3 5 3 4 3 4 3 4 4 4 4 4 4 3 4 3 3 2 4 2 4 3 4 2 4 2 5 2 6 1 5 2 12 3 12 2 6 1h6l7 1h6 10l9-1 9-1 9-1 8-1 8-2 8-3 7-2 7-3 6-3 7-3 5-4 6-4 5-4 4-5 4-4 2-2 2-3 3-5 2-6 3-6 2-7 2-7 3-15-55-7-1 6-1 3-1 3-1 3-1 2-1 3-1 2-2 3-1 2-2 2-2 2-4 4-4 4-5 3-5 3-5 2-6 2-7 2-7 1-7 1h-8-9l-9-1-8-1-7-1-7-2-3-1-2-1-3-1-3-2-2-1-2-2-4-3-3-4-3-3-1-2-2-2-1-2-1-1v-2l-1-2v-2l-1-2v-2-2-3-3l1-2 1-3 1-2 1-2 1-3 2-2 1-1 1-1 1-1 1-1 2-2 3-2 2-2 3-2 4-1 3-2 6-2 11-3 33-9 28-7 23-7 18-6 14-6 6-3 5-3 5-3 5-3 5-4 4-4 3-4 4-5 3-5 3-5 2-6 2-6 1-6 1-6 1-7v-7-7l-1-6-1-7-2-7-2-6-3-7-3-6-4-6-4-6-5-6-5-5-6-5-6-5-7-4-7-4-7-4-8-3-8-3-9-2-8-2-9-1-9-1-9-1h-10-16l-14 2-14 2-13 3-12 4-10 4-5 3-5 3-5 3-4 3-8 7-7 8-7 9-5 10-6 10-4 11-3 12z"/>
          <dr3d:extrude draw:style-name="gr2" draw:layer="layout" svg:viewBox="2307 -13087 161 449" svg:d="m2461-13033 7-49-12-2-10-2-11-1h-4-5-8l-7 1h-6l-6 1-6 2-5 1-5 3-5 2-4 2-4 3-3 3-3 3-3 3-2 4-2 3-2 4-1 2v2l-2 6-1 6-1 8-1 9v10l-1 23v190h-41v43h41v82l56 33v-115h57v-43h-57v-193-11l1-9v-3l1-3v-3l1-1v-1l1-2 1-1 1-2 1-1 1-2 2-1 1-1 2-1 2-1 2-1 2-1h2l3-1h2 3 3 5l6 1z"/>
          <dr3d:extrude draw:style-name="gr2" draw:layer="layout" svg:viewBox="2496 -13090 304 344" svg:d="m2740-12977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2868 -13083 267 337" svg:d="m2868-13083v330h50v-47l5 7 5 6 5 5 5 6 6 4 6 5 6 4 6 3 7 4 7 2 7 3 8 2 7 1 8 1 9 1h8 7l7-1 7-1 7-1 7-1 6-2 7-3 6-2 6-3 5-3 6-3 5-3 4-4 5-4 3-4 4-4 3-5 3-4 3-5 2-5 2-5 1-6 2-5 1-6 1-4v-5l1-12 1-15v-18-203h-56v201 16l-1 7v7l-1 6-1 6-2 5-1 4-2 4-2 4-2 4-3 3-3 3-3 3-4 3-4 3-4 2-5 3-4 1-5 2-5 1h-5l-5 1h-6-9l-8-1-8-2-8-3-8-3-7-4-6-5-7-5-3-3-3-3-3-4-2-4-3-4-2-5-2-5-1-5-3-11-2-13-2-14v-15-180z"/>
          <dr3d:extrude draw:style-name="gr2" draw:layer="layout" svg:viewBox="3199 -13090 274 344" svg:d="m3199-12983 55 7 1-8 2-8 3-7 3-6 2-3 1-3 2-3 2-3 3-2 2-3 2-2 3-2 6-4 6-3 6-4 8-2 7-2 9-2 9-1h9 9l9 1 8 1 8 2 7 2 3 1 3 2 3 1 2 2 3 2 2 2 4 4 4 4 3 5 2 2 1 2 1 2 1 2 1 3 1 2v2l1 3v2 3 2 3l-1 2v2l-1 2v2l-1 2-1 2-2 2-1 2-1 2-2 1-1 2-2 1-2 2-2 1-1 1-2 1-5 2-5 2-7 2-16 5-21 6-28 7-24 7-20 7-7 3-7 3-6 3-5 3-5 4-5 4-4 4-4 4-4 4-3 5-3 5-2 5-2 5-2 6-1 5-1 6-1 6v6 6l1 5v5l1 5 2 5 1 5 3 5 2 5 3 5 3 4 3 4 3 4 4 4 4 4 4 3 4 3 3 2 4 2 4 3 4 2 4 2 5 2 6 1 5 2 12 3 12 2 6 1h6l7 1h6 10l9-1 9-1 9-1 8-1 8-2 8-3 7-2 7-3 6-3 7-3 5-4 6-4 5-4 4-5 4-4 2-2 2-3 3-5 2-6 3-6 2-7 2-7 3-15-55-7-1 6-1 3-1 3-1 3-1 2-1 3-1 2-2 3-1 2-2 2-2 2-4 4-4 4-5 3-5 3-5 2-6 2-7 2-7 1-7 1h-8-9l-9-1-8-1-7-1-7-2-3-1-2-1-3-1-3-2-2-1-2-2-4-3-3-4-3-3-1-2-2-2-1-2-1-1v-2l-1-2v-2l-1-2v-2-2-3-3l1-2 1-3 1-2 1-2 1-3 2-2 1-1 1-1 1-1 1-1 2-2 3-2 2-2 3-2 4-1 3-2 6-2 11-3 33-9 28-7 23-7 18-6 14-6 6-3 5-3 5-3 5-3 5-4 4-4 3-4 4-5 3-5 3-5 2-6 2-6 1-6 1-6 1-7v-7-7l-1-6-1-7-2-7-2-6-3-7-3-6-4-6-4-6-5-6-5-5-6-5-6-5-7-4-7-4-7-4-8-3-8-3-9-2-8-2-9-1-9-1-9-1h-10-16l-14 2-14 2-13 3-12 4-10 4-5 3-5 3-5 3-4 3-8 7-7 8-7 9-5 10-6 10-4 11-3 12z"/>
          <dr3d:extrude draw:style-name="gr2" draw:layer="layout" svg:viewBox="3742 -13083 167 457" svg:d="m3909-13083h-56v356l-5-5-6-5-6-5-6-4-7-5-7-5-16-9-31-17-14-7-7-3-6-2v54l11 5 12 6 10 6 11 7 10 7 9 7 10 7 9 8 9 8 7 8 7 7 7 8 5 7 6 8 4 7 4 8h36z"/>
          <dr3d:extrude draw:style-name="gr2" draw:layer="layout" svg:viewBox="4078 -13172 68 153" svg:d="m4082-13083v64h64v-64-8l-1-8-1-8-1-7-2-7-2-7-3-6-3-5-2-3-1-2-4-5-4-4-5-5-6-4-5-3-6-4-7-3-15 23 4 2 4 2 4 3 4 3 3 3 3 3 2 3 2 4 2 4 2 4 1 5 2 5 1 6 1 6v6l1 7z"/>
          <dr3d:extrude draw:style-name="gr2" draw:layer="layout" svg:viewBox="4228 -13091 297 465" svg:d="m4228-12859 1 39 1 17 2 17 3 16 3 15 3 14 4 13 4 12 5 11 6 11 5 10 7 9 7 8 7 8 8 7 8 6 9 6 10 4 10 4 11 3 11 1 12 2h12 9l8-1 9-1 8-2 8-2 7-2 8-3 7-4 7-4 7-4 6-5 6-5 5-5 5-6 5-6 5-7 4-7 4-7 4-8 4-9 3-8 3-10 6-19 2-11 3-11 1-12 2-13 1-29 1-32-1-38-1-17-2-17-2-16-3-14-3-14-4-13-4-12-5-11-6-11-6-10-6-9-7-9-8-7-8-7-8-6-9-5-10-5-10-4-10-3-11-2-12-2h-12l-16 1-8 1-7 1-8 2-7 2-6 2-7 3-7 3-6 4-6 3-5 5-6 4-5 5-5 5-5 6-5 7-6 8-4 9-5 9-7 20-7 22-5 24-3 27-2 28zm56 32v-27l2-25 2-23 3-20 3-17 5-15 2-7 3-6 3-5 3-5 7-8 3-4 4-4 4-3 3-3 5-3 4-3 4-2 4-2 5-1 4-2 5-1h4l5-1h5 5l5 1h4l5 1 4 2 4 1 4 2 5 2 3 3 4 2 4 3 4 4 4 3 3 4 7 9 3 5 3 6 3 6 3 6 4 16 4 17 3 20 1 22 2 25v27 27l-2 24-2 23-3 19-3 18-5 15-2 6-3 6-3 6-3 5-3 5-4 4-3 4-4 3-4 4-3 3-5 2-4 3-4 2-4 2-5 1-4 2-5 1h-4l-5 1h-5-5l-5-1h-4l-5-1-4-1-4-2-4-1-4-2-4-2-4-3-3-3-4-3-3-3-3-3-3-4-3-4-3-5-4-6-3-7-3-7-5-16-4-18-3-20-2-23-2-24z"/>
          <dr3d:extrude draw:style-name="gr2" draw:layer="layout" svg:viewBox="4589 -13091 420 471" svg:d="m4817-12905v54h192v-169l-23-16-11-8-11-7-11-6-12-6-11-5-12-5-12-4-12-4-12-3-12-3-12-1-12-2-13-1h-12-17l-16 2-16 2-15 3-15 4-15 5-14 6-14 7-13 8-13 8-11 9-11 10-10 11-9 12-8 12-7 13-6 14-6 14-5 15-4 14-3 16-2 16-2 16v16 17l2 16 2 16 3 16 4 15 5 15 5 15 7 14 7 14 9 13 8 12 10 11 10 10 11 10 12 8 12 8 13 7 14 5 14 5 15 4 15 3 16 2 16 2h17 12l12-1 12-1 11-2 11-2 11-3 10-3 10-4 10-4 9-5 8-5 9-5 7-6 7-6 7-6 6-7 5-7 6-8 4-9 5-9 4-10 3-10 4-11 3-11-55-15-5 16-3 8-3 7-4 7-3 6-3 6-4 5-4 5-4 4-5 5-6 4-5 4-7 3-6 4-7 3-7 3-7 2-8 2-7 2-8 1-8 1-9 1h-8-10l-10-1-9-1-9-1-9-2-8-2-8-3-8-3-7-3-7-4-7-4-6-4-6-4-5-4-5-5-5-5-9-11-4-5-3-6-4-5-3-6-3-6-3-6-4-11-3-11-3-11-3-11-2-12-1-12-1-12v-12-15l1-14 2-14 2-13 3-13 4-11 4-12 5-10 6-10 6-9 6-9 8-8 7-7 9-7 9-6 9-5 10-5 10-4 10-3 11-3 11-2 11-2 11-1h11 10l9 1 10 1 9 2 10 2 9 2 10 3 9 4 9 4 8 4 8 4 8 4 6 4 6 4 6 4 5 4v85z"/>
          <dr3d:extrude draw:style-name="gr2" draw:layer="layout" svg:viewBox="5096 -13083 343 455" svg:d="m5096-13083v455h170 13l12-1 11-1 11-2 10-2 10-2 9-3 8-3 8-4 7-4 7-4 6-5 6-6 5-6 5-6 5-7 4-7 4-8 3-7 3-8 1-7 2-8 1-7v-8-7l-1-8-1-7-2-7-2-6-3-7-3-7-4-6-4-6-5-6-5-6-6-5-6-5-6-5-7-5-8-4 10-3 9-4 9-4 8-5 8-6 7-6 6-6 6-7 5-7 5-8 4-8 3-9 2-9 2-9 1-9v-10-8l-1-8-1-7-1-8-2-7-2-8-3-7-3-7-4-7-3-6-4-6-4-5-5-5-4-5-5-4-5-4-5-4-5-3-6-3-6-3-7-2-7-3-7-2-7-2-8-2-8-1-8-2-9-1-19-1-21-1zm-113 264h98 19l16 1 6 1 7 1 5 1 5 1 5 2 6 2 5 3 4 2 4 3 2 2 2 1 2 2 1 2 2 2 1 2 3 4 2 5 2 4 2 5 1 5 1 5 1 5v6 6l-1 5-1 5-1 5-1 5-2 5-3 5-2 4-3 4-3 4-3 3-4 3-4 3-4 3-5 2-5 2-6 2-6 1-7 1-8 1-19 1h-23-91zm0-347h113 14l11 1h9l7 1 10 2 5 2 4 1 5 2 4 2 3 2 4 2 3 2 4 3 3 3 3 3 2 3 3 3 3 4 2 4 2 4 2 5 1 4 2 5 1 5v5l1 5v5 6l-1 6-1 6-1 6-2 5-2 5-3 5-3 5-4 4-3 4-4 4-5 4-4 3-5 3-6 2-5 2-6 2-7 1-7 2-8 1-9 1h-9l-21 1h-105z"/>
          <dr3d:extrude draw:style-name="gr2" draw:layer="layout" svg:viewBox="5614 -13083 425 455" svg:d="m5614-13083 173 455h67l185-455h-69l-52 138h-192l-49-138zm67 187h154l-46 126-10 27-9 25-8 23-6 20-5-22-6-22-7-22-8-22z"/>
          <dr3d:extrude draw:style-name="gr2" draw:layer="layout" svg:viewBox="6079 -13083 177 337" svg:d="m6079-13083v330h50v-51l9 16 5 7 4 6 5 6 4 5 4 4 4 3 4 3 4 2 5 2 4 1 5 2h4l5 1h4 7l7-1 7-2 8-2 7-2 7-3 7-4 7-4-19-51-5 2-5 3-5 2-5 1-5 1-5 1-5 1h-5-4l-5-1-4-1-4-1-4-1-4-2-4-3-3-2-3-3-4-3-3-3-2-4-3-4-2-5-2-4-2-5-2-7-2-8-1-8-2-8-1-8v-8l-1-9v-9-172z"/>
          <dr3d:extrude draw:style-name="gr2" draw:layer="layout" svg:viewBox="6290 -13090 287 462" svg:d="m6342-13083h-52v455h56v-162l9 10 5 5 5 4 5 4 6 4 5 3 6 3 5 2 6 3 6 2 7 1 6 1 6 1 7 1h7 7l8-1 7-1 7-1 8-2 7-2 7-2 7-3 7-3 6-4 6-4 6-4 5-4 5-5 5-6 4-5 8-12 4-6 4-6 3-7 3-7 3-7 3-8 2-8 3-8 1-8 2-8 1-9v-8l1-9v-9l-1-20-2-20-3-18-4-17-6-16-4-7-4-7-4-7-4-7-5-6-5-6-11-11-5-5-6-4-6-4-6-4-6-4-6-3-7-2-6-3-7-2-7-1-7-1-7-1-14-1h-7l-7 1-7 1-7 1-6 2-6 2-7 2-5 3-6 3-6 4-5 4-5 4-5 5-4 5-5 6-4 6zm-2 125v-14l1-13 1-12 2-11 2-10 3-10 3-8 2-4 2-3 3-5 4-5 4-5 4-4 4-4 4-3 4-4 5-2 4-3 5-2 5-2 5-1 5-2h6l5-1h6 4l5 1h4l5 1 4 1 4 2 4 1 4 2 4 2 4 3 4 2 4 3 7 7 7 7 3 4 3 4 3 5 3 5 2 5 2 5 4 11 3 12 2 14 2 14v15 16l-2 14-2 14-3 12-3 11-2 6-3 5-2 4-3 5-3 4-3 4-7 7-6 6-4 3-4 3-4 2-3 2-4 2-5 1-4 2-4 1-4 1h-5l-4 1h-5-4l-5-1h-4l-5-1-4-1-4-2-4-1-4-2-4-2-4-3-4-2-4-3-7-7-7-7-3-4-3-4-3-5-3-4-2-5-2-6-4-11-3-11-2-13-2-14z"/>
          <dr3d:extrude draw:style-name="gr2" draw:layer="layout" svg:viewBox="6625 -13090 304 344" svg:d="m6869-12977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6997 -13083 56 455" svg:d="m6997-12692v64h56v-64zm-56-391v330h56v-330z"/>
          <dr3d:extrude draw:style-name="gr2" draw:layer="layout" svg:viewBox="7106 -13087 161 449" svg:d="m7260-13033 7-49-12-2-10-2-11-1h-4-5-8l-7 1h-6l-6 1-6 2-5 1-5 3-5 2-4 2-4 3-3 3-3 3-3 3-2 4-2 3-2 4-1 2v2l-2 6-1 6-1 8-1 9v10l-1 23v190h-41v43h41v82l56 33v-115h57v-43h-57v-193-11l1-9v-3l1-3v-3l1-1v-1l1-2 1-1 1-2 1-1 1-2 2-1 1-1 2-1 2-1 2-1 2-1h2l3-1h2 3 3 5l6 1z"/>
          <dr3d:extrude draw:style-name="gr2" draw:layer="layout" svg:viewBox="7292 -13090 274 344" svg:d="m7292-12983 55 7 1-8 2-8 3-7 3-6 2-3 1-3 2-3 2-3 3-2 2-3 2-2 3-2 6-4 6-3 6-4 8-2 7-2 9-2 9-1h9 9l9 1 8 1 8 2 7 2 3 1 3 2 3 1 2 2 3 2 2 2 4 4 4 4 3 5 2 2 1 2 1 2 1 2 1 3 1 2v2l1 3v2 3 2 3l-1 2v2l-1 2v2l-1 2-1 2-2 2-1 2-1 2-2 1-1 2-2 1-2 2-2 1-1 1-2 1-5 2-5 2-7 2-16 5-21 6-28 7-24 7-20 7-7 3-7 3-6 3-5 3-5 4-5 4-4 4-4 4-4 4-3 5-3 5-2 5-2 5-2 6-1 5-1 6-1 6v6 6l1 5v5l1 5 2 5 1 5 3 5 2 5 3 5 3 4 3 4 3 4 4 4 4 4 4 3 4 3 3 2 4 2 4 3 4 2 4 2 5 2 6 1 5 2 12 3 12 2 6 1h6l7 1h6 10l9-1 9-1 9-1 8-1 8-2 8-3 7-2 7-3 6-3 7-3 5-4 6-4 5-4 4-5 4-4 2-2 2-3 3-5 2-6 3-6 2-7 2-7 3-15-55-7-1 6-1 3-1 3-1 3-1 2-1 3-1 2-2 3-1 2-2 2-2 2-4 4-4 4-5 3-5 3-5 2-6 2-7 2-7 1-7 1h-8-9l-9-1-8-1-7-1-7-2-3-1-2-1-3-1-3-2-2-1-2-2-4-3-3-4-3-3-1-2-2-2-1-2-1-1v-2l-1-2v-2l-1-2v-2-2-3-3l1-2 1-3 1-2 1-2 1-3 2-2 1-1 1-1 1-1 1-1 2-2 3-2 2-2 3-2 4-1 3-2 6-2 11-3 33-9 28-7 23-7 18-6 14-6 6-3 5-3 5-3 5-3 5-4 4-4 3-4 4-5 3-5 3-5 2-6 2-6 1-6 1-6 1-7v-7-7l-1-6-1-7-2-7-2-6-3-7-3-6-4-6-4-6-5-6-5-5-6-5-6-5-7-4-7-4-7-4-8-3-8-3-9-2-8-2-9-1-9-1-9-1h-10-16l-14 2-14 2-13 3-12 4-10 4-5 3-5 3-5 3-4 3-8 7-7 8-7 9-5 10-6 10-4 11-3 12z"/>
          <dr3d:extrude draw:style-name="gr2" draw:layer="layout" svg:viewBox="7610 -13090 274 344" svg:d="m7610-12983 55 7 1-8 2-8 3-7 3-6 2-3 1-3 2-3 2-3 3-2 2-3 2-2 3-2 6-4 6-3 6-4 8-2 7-2 9-2 9-1h9 9l9 1 8 1 8 2 7 2 3 1 3 2 3 1 2 2 3 2 2 2 4 4 4 4 3 5 2 2 1 2 1 2 1 2 1 3 1 2v2l1 3v2 3 2 3l-1 2v2l-1 2v2l-1 2-1 2-2 2-1 2-1 2-2 1-1 2-2 1-2 2-2 1-1 1-2 1-5 2-5 2-7 2-16 5-21 6-28 7-24 7-20 7-7 3-7 3-6 3-5 3-5 4-5 4-4 4-4 4-4 4-3 5-3 5-2 5-2 5-2 6-1 5-1 6-1 6v6 6l1 5v5l1 5 2 5 1 5 3 5 2 5 3 5 3 4 3 4 3 4 4 4 4 4 4 3 4 3 3 2 4 2 4 3 4 2 4 2 5 2 6 1 5 2 12 3 12 2 6 1h6l7 1h6 10l9-1 9-1 9-1 8-1 8-2 8-3 7-2 7-3 6-3 7-3 5-4 6-4 5-4 4-5 4-4 2-2 2-3 3-5 2-6 3-6 2-7 2-7 3-15-55-7-1 6-1 3-1 3-1 3-1 2-1 3-1 2-2 3-1 2-2 2-2 2-4 4-4 4-5 3-5 3-5 2-6 2-7 2-7 1-7 1h-8-9l-9-1-8-1-7-1-7-2-3-1-2-1-3-1-3-2-2-1-2-2-4-3-3-4-3-3-1-2-2-2-1-2-1-1v-2l-1-2v-2l-1-2v-2-2-3-3l1-2 1-3 1-2 1-2 1-3 2-2 1-1 1-1 1-1 1-1 2-2 3-2 2-2 3-2 4-1 3-2 6-2 11-3 33-9 28-7 23-7 18-6 14-6 6-3 5-3 5-3 5-3 5-4 4-4 3-4 4-5 3-5 3-5 2-6 2-6 1-6 1-6 1-7v-7-7l-1-6-1-7-2-7-2-6-3-7-3-6-4-6-4-6-5-6-5-5-6-5-6-5-7-4-7-4-7-4-8-3-8-3-9-2-8-2-9-1-9-1-9-1h-10-16l-14 2-14 2-13 3-12 4-10 4-5 3-5 3-5 3-4 3-8 7-7 8-7 9-5 10-6 10-4 11-3 12z"/>
          <dr3d:extrude draw:style-name="gr2" draw:layer="layout" svg:viewBox="7949 -13209 287 463" svg:d="m7949-13209v456h51v-43l5 6 4 5 5 6 5 4 6 5 5 4 5 4 6 3 6 3 6 2 6 3 7 1 7 2 7 1 8 1h8 10l10-1 10-2 10-2 9-3 9-4 9-5 8-5 8-6 7-6 7-7 7-7 5-8 6-9 5-9 4-9 4-10 3-10 3-11 2-10 2-11 1-12 1-11v-12-12l-1-12-2-12-1-12-3-11-3-11-4-10-4-10-5-10-5-9-6-8-6-9-7-7-8-7-8-6-8-6-9-5-9-4-9-4-9-3-9-3-9-2-10-1h-9-7l-7 1-6 1-7 1-6 2-6 2-6 2-5 3-5 3-6 3-5 4-4 3-5 4-4 4-4 5-4 4v-161zm-7 289v-15l2-14 2-14 3-12 3-11 5-10 2-5 3-5 3-4 3-4 3-4 4-3 3-4 4-3 3-2 4-3 4-2 4-2 4-2 4-1 4-1 4-1 5-1 4-1h9 5 5l4 1 5 1 4 1 4 1 4 2 5 2 3 2 4 2 4 3 4 2 4 3 3 4 7 7 3 4 3 4 3 5 3 5 2 5 2 6 4 11 3 13 2 14 2 15v16 15l-2 14-2 14-3 12-3 11-5 10-2 5-3 5-3 4-3 4-3 4-4 3-3 4-4 3-3 2-4 3-4 2-4 2-4 2-4 2-4 1-4 1-5 1-4 1h-5-4-4l-5-1h-4l-5-1-4-1-4-2-4-1-4-2-4-2-4-3-4-3-4-3-7-6-7-8-3-4-3-5-3-5-3-5-5-10-4-12-3-13-2-13-2-15z"/>
          <dr3d:extrude draw:style-name="gr2" draw:layer="layout" svg:viewBox="8284 -13090 304 344" svg:d="m8528-12977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8656 -13083 56 455" svg:d="m8656-12692v64h56v-64zm-56-391v330h56v-330z"/>
          <dr3d:extrude draw:style-name="gr2" draw:layer="layout" svg:viewBox="8780 -13090 287 344" svg:d="m9012-12962 55-7-3-14-3-13-5-12-5-12-6-10-7-10-8-9-9-9-10-8-10-6-10-6-11-4-12-4-12-2-13-2h-13l-16 1-16 2-15 3-7 3-7 2-7 3-6 3-6 4-6 4-6 4-6 5-11 10-5 6-5 6-4 6-4 6-4 7-3 7-3 8-3 8-4 16-4 18-1 19-1 20v13l1 12 2 13 2 11 2 12 3 11 4 11 4 10 5 10 5 9 6 8 6 8 7 7 8 7 8 6 9 5 9 5 10 4 9 3 10 3 10 2 10 2 10 1h10 13l13-2 12-2 11-3 11-4 10-4 9-6 9-6 8-7 8-8 6-9 6-9 6-10 4-11 3-12 3-12-54-7-2 8-3 7-2 7-4 7-3 5-4 6-5 5-5 4-5 4-6 3-5 3-6 3-6 2-6 1-7 1h-7-10l-5-1-5-1-5-1-4-1-5-2-4-2-4-1-4-3-4-2-4-3-4-3-3-3-4-3-3-4-3-4-3-4-3-5-2-4-3-5-2-6-4-11-3-13-2-13-2-15v-16-16l2-15 1-13 3-13 4-11 2-6 2-5 2-4 3-5 3-4 3-4 3-4 4-3 3-3 4-3 4-3 4-2 4-3 4-2 4-1 4-2 5-1 5-1 4-1 5-1h10 8l8 1 7 2 7 2 7 3 6 3 6 4 6 5 3 3 2 2 3 3 2 3 2 4 2 3 4 7 3 9 3 8 2 10z"/>
          <dr3d:extrude draw:style-name="gr2" draw:layer="layout" svg:viewBox="9115 -13083 267 455" svg:d="m9115-13083v455h56v-163l10 11 5 4 6 5 5 4 6 3 6 4 6 3 6 2 7 3 6 2 7 1 7 1 7 1 14 1h9l8-1 9-1 8-2 7-2 8-2 7-3 7-3 7-4 6-4 5-4 5-5 5-5 4-6 3-6 3-6 3-7 2-7 2-8 2-9 1-10 1-10 1-11v-12-209h-56v209 10l-1 10-2 8-1 8-3 7-2 4-1 3-2 3-2 3-2 2-2 3-2 2-3 3-2 2-3 1-3 2-3 2-3 1-3 1-3 1-3 1-7 2-8 1h-8-6l-6-1-6-1-6-1-6-2-5-2-6-3-5-3-5-3-5-4-4-4-4-4-4-5-4-4-3-6-2-5-2-6-2-6-1-7-2-7-1-8v-9l-1-9v-9-180z"/>
          <dr3d:extrude draw:style-name="gr2" draw:layer="layout" svg:viewBox="9449 -13090 304 344" svg:d="m9693-12977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9820 -13083 177 337" svg:d="m9820-13083v330h50v-51l9 16 5 7 4 6 5 6 4 5 4 4 4 3 4 3 4 2 5 2 4 1 5 2h4l5 1h4 7l7-1 7-2 8-2 7-2 7-3 7-4 7-4-19-51-5 2-5 3-5 2-5 1-5 1-5 1-5 1h-5-4l-5-1-4-1-4-1-4-1-4-2-4-3-3-2-3-3-4-3-3-3-2-4-3-4-2-5-2-4-2-5-2-7-2-8-1-8-2-8-1-8v-8l-1-9v-9-172z"/>
          <dr3d:extrude draw:style-name="gr2" draw:layer="layout" svg:viewBox="284 -13803 420 471" svg:d="m512-13617v54h192v-169l-23-16-11-8-11-7-11-6-12-6-11-5-12-5-12-4-12-4-12-3-12-3-12-1-12-2-13-1h-12-17l-16 2-16 2-15 3-15 4-15 5-14 6-14 7-13 8-13 8-11 9-11 10-10 11-9 12-8 12-7 13-6 14-6 14-5 15-4 14-3 16-2 16-2 16v16 17l2 16 2 16 3 16 4 15 5 15 5 15 7 14 7 14 9 13 8 12 10 11 10 10 11 10 12 8 12 8 13 7 14 5 14 5 15 4 15 3 16 2 16 2h17 12l12-1 12-1 11-2 11-2 11-3 10-3 10-4 10-4 9-5 8-5 9-5 7-6 7-6 7-6 6-7 5-7 6-8 4-9 5-9 4-10 3-10 4-11 3-11-55-15-5 16-3 8-3 7-4 7-3 6-3 6-4 5-4 5-4 4-5 5-6 4-5 4-7 3-6 4-7 3-7 3-7 2-8 2-7 2-8 1-8 1-9 1h-8-10l-10-1-9-1-9-1-9-2-8-2-8-3-8-3-7-3-7-4-7-4-6-4-6-4-5-4-5-5-5-5-9-11-4-5-3-6-4-5-3-6-3-6-3-6-4-11-3-11-3-11-3-11-2-12-1-12-1-12v-12-15l1-14 2-14 2-13 3-13 4-11 4-12 5-10 6-10 6-9 6-9 8-8 7-7 9-7 9-6 9-5 10-5 10-4 10-3 11-3 11-2 11-2 11-1h11 10l9 1 10 1 9 2 10 2 9 2 10 3 9 4 9 4 8 4 8 4 8 4 6 4 6 4 6 4 5 4v85z"/>
          <dr3d:extrude draw:style-name="gr2" draw:layer="layout" svg:viewBox="785 -13795 177 337" svg:d="m785-13795v330h50v-51l9 16 5 7 4 6 5 6 4 5 4 4 4 3 4 3 4 2 5 2 4 1 5 2h4l5 1h4 7l7-1 7-2 8-2 7-2 7-3 7-4 7-4-19-51-5 2-5 3-5 2-5 1-5 1-5 1-5 1h-5-4l-5-1-4-1-4-1-4-1-4-2-4-3-3-2-3-3-4-3-3-3-2-4-3-4-2-5-2-4-2-5-2-7-2-8-1-8-2-8-1-8v-8l-1-9v-9-172z"/>
          <dr3d:extrude draw:style-name="gr2" draw:layer="layout" svg:viewBox="978 -13802 303 344" svg:d="m1212-13754-7-6-8-6-7-6-7-5-8-4-7-4-8-3-7-3-7-2-8-3-7-2-8-1-8-1-8-1-8-1h-8-13l-12 2-12 2-11 3-10 3-9 5-5 2-4 3-4 3-4 3-4 3-3 4-3 3-3 4-3 4-2 4-2 4-2 4-2 5-1 4-1 5-1 4-2 10v10 6l1 6 1 6 1 5 1 6 2 5 3 5 2 5 3 5 3 4 3 5 4 4 3 4 4 3 5 4 4 3 5 3 4 3 5 2 5 2 6 3 5 2 5 1 6 2 9 2 11 2 14 3 15 2 32 4 28 5 22 5 10 2 9 3v15 8l-1 8-1 7-1 3-1 3-1 3-1 3-1 3-2 2-1 2-2 2-2 2-2 2-3 2-3 3-3 2-3 1-3 2-4 2-7 2-8 2-9 2-10 1h-10-9l-9-1-9-1-7-2-7-2-7-2-2-1-3-2-3-1-2-2-2-2-2-2-3-2-2-2-4-5-3-6-4-6-3-7-3-8-2-8-56 7 2 8 2 8 3 8 3 7 3 7 4 7 4 6 4 5 5 5 5 5 5 5 6 4 6 4 7 4 7 3 8 3 17 5 9 2 9 2 9 1 10 1 10 1h11l20-1h9l9-1 8-2 8-1 7-3 7-2 6-3 6-2 6-3 5-3 5-4 4-3 4-3 1-2 2-2 3-4 3-4 2-4 2-5 2-5 2-5 2-5 1-6 1-4v-4l1-12 1-14v-17-74l1-64 1-21v-8l1-6 1-5 1-5 1-5 2-5 2-5 2-5 2-5 3-5h-57l-2 5-2 4-2 5-1 5-2 5-1 6-1 5zm-4 130-8-3-9-3-10-3-11-2-25-5-29-5-16-2-13-3-6-2-5-1-5-2-4-1-4-2-3-1-3-2-3-3-2-2-3-2-2-3-2-3-2-3-1-3-2-3-1-4-1-3v-3l-1-4v-3-3-2l1-3v-3l1-2v-3l1-2 1-2 2-3 1-2 1-2 2-2 3-4 4-4 2-2 2-2 3-1 2-2 3-1 3-1 6-2 6-2 7-1 8-1h8 8l8 1 7 1 8 2 7 2 7 2 6 3 7 3 6 4 6 3 5 5 5 4 4 6 4 5 4 6 3 6 2 5 2 5 1 6 2 7 1 7v8l1 8v9z"/>
          <dr3d:extrude draw:style-name="gr2" draw:layer="layout" svg:viewBox="1314 -13795 193 463" svg:d="m1363-13795v287h-49v43h49v35 16l1 7 1 6v6l1 5 2 5 1 4 2 5 3 6 3 5 4 4 3 5 4 4 5 3 5 4 5 3 6 3 7 2 6 2 8 1 8 1 8 1h9 12l13-2 13-1 14-3-8-48-9 1-8 1-8 1h-8-6l-6-1-5-1-5-1-2-1h-2l-2-1-2-1-2-1-1-2-2-1-1-1-1-1-1-2-2-2-1-2-1-2-1-2-1-5-1-5-1-6-1-7v-7-30h64v-43h-64v-287z"/>
          <dr3d:extrude draw:style-name="gr2" draw:layer="layout" svg:viewBox="1526 -13795 56 455" svg:d="m1526-13404v64h56v-64zm-56-391v330h56v-330z"/>
          <dr3d:extrude draw:style-name="gr2" draw:layer="layout" svg:viewBox="1667 -13795 274 455" svg:d="m1667-13795v455h56v-259l133 134h72l-126-123 139-207h-69l-110 169-39-38v-131z"/>
          <dr3d:extrude draw:style-name="gr2" draw:layer="layout" svg:viewBox="1985 -13795 274 455" svg:d="m1985-13795v455h56v-259l133 134h72l-126-123 139-207h-69l-110 169-39-38v-131z"/>
          <dr3d:extrude draw:style-name="gr2" draw:layer="layout" svg:viewBox="2284 -13802 303 344" svg:d="m2518-13754-7-6-8-6-7-6-7-5-8-4-7-4-8-3-7-3-7-2-8-3-7-2-8-1-8-1-8-1-8-1h-8-13l-12 2-12 2-11 3-10 3-9 5-5 2-4 3-4 3-4 3-4 3-3 4-3 3-3 4-3 4-2 4-2 4-2 4-2 5-1 4-1 5-1 4-2 10v10 6l1 6 1 6 1 5 1 6 2 5 3 5 2 5 3 5 3 4 3 5 4 4 3 4 4 3 5 4 4 3 5 3 4 3 5 2 5 2 6 3 5 2 5 1 6 2 9 2 11 2 14 3 15 2 32 4 28 5 22 5 10 2 9 3v15 8l-1 8-1 7-1 3-1 3-1 3-1 3-1 3-2 2-1 2-2 2-2 2-2 2-3 2-3 3-3 2-3 1-3 2-4 2-7 2-8 2-9 2-10 1h-10-9l-9-1-9-1-7-2-7-2-7-2-2-1-3-2-3-1-2-2-2-2-2-2-3-2-2-2-4-5-3-6-4-6-3-7-3-8-2-8-56 7 2 8 2 8 3 8 3 7 3 7 4 7 4 6 4 5 5 5 5 5 5 5 6 4 6 4 7 4 7 3 8 3 17 5 9 2 9 2 9 1 10 1 10 1h11l20-1h9l9-1 8-2 8-1 7-3 7-2 6-3 6-2 6-3 5-3 5-4 4-3 4-3 1-2 2-2 3-4 3-4 2-4 2-5 2-5 2-5 2-5 1-6 1-4v-4l1-12 1-14v-17-74l1-64 1-21v-8l1-6 1-5 1-5 1-5 2-5 2-5 2-5 2-5 3-5h-57l-2 5-2 4-2 5-1 5-2 5-1 6-1 5zm-4 130-8-3-9-3-10-3-11-2-25-5-29-5-16-2-13-3-6-2-5-1-5-2-4-1-4-2-3-1-3-2-3-3-2-2-3-2-2-3-2-3-2-3-1-3-2-3-1-4-1-3v-3l-1-4v-3-3-2l1-3v-3l1-2v-3l1-2 1-2 2-3 1-2 1-2 2-2 3-4 4-4 2-2 2-2 3-1 2-2 3-1 3-1 6-2 6-2 7-1 8-1h8 8l8 1 7 1 8 2 7 2 7 2 6 3 7 3 6 4 6 3 5 5 5 4 4 6 4 5 4 6 3 6 2 5 2 5 1 6 2 7 1 7v8l1 8v9z"/>
          <dr3d:extrude draw:style-name="gr2" draw:layer="layout" svg:viewBox="2655 -13795 177 337" svg:d="m2655-13795v330h50v-51l9 16 5 7 4 6 5 6 4 5 4 4 4 3 4 3 4 2 5 2 4 1 5 2h4l5 1h4 7l7-1 7-2 8-2 7-2 7-3 7-4 7-4-19-51-5 2-5 3-5 2-5 1-5 1-5 1-5 1h-5-4l-5-1-4-1-4-1-4-1-4-2-4-3-3-2-3-3-4-3-3-3-2-4-3-4-2-5-2-4-2-5-2-7-2-8-1-8-2-8-1-8v-8l-1-9v-9-172z"/>
          <dr3d:extrude draw:style-name="gr2" draw:layer="layout" svg:viewBox="2835 -13799 161 449" svg:d="m2989-13745 7-49-12-2-10-2-11-1h-4-5-8l-7 1h-6l-6 1-6 2-5 1-5 3-5 2-4 2-4 3-3 3-3 3-3 3-2 4-2 3-2 4-1 2v2l-2 6-1 6-1 8-1 9v10l-1 23v190h-41v43h41v82l56 33v-115h57v-43h-57v-193-11l1-9v-3l1-3v-3l1-1v-1l1-2 1-1 1-2 1-1 1-2 2-1 1-1 2-1 2-1 2-1 2-1h2l3-1h2 3 3 5l6 1z"/>
          <dr3d:extrude draw:style-name="gr2" draw:layer="layout" svg:viewBox="3024 -13802 304 344" svg:d="m3268-13689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3532 -13795 416 455" svg:d="m3532-13795 175 236-155 219h71l84-118 22-32 8-12 6-10 37 51 90 121h66l-158-217 170-238h-74l-114 162-5 7-5 6-9 14-13-19-5-7-2-3-2-2-115-158z"/>
          <dr3d:extrude draw:style-name="gr2" draw:layer="layout" svg:viewBox="4023 -13795 167 457" svg:d="m4190-13795h-56v356l-5-5-6-5-6-5-6-4-7-5-7-5-16-9-31-17-14-7-7-3-6-2v54l11 5 12 6 10 6 11 7 10 7 9 7 10 7 9 8 9 8 7 8 7 7 7 8 5 7 6 8 4 7 4 8h36z"/>
          <dr3d:extrude draw:style-name="gr2" draw:layer="layout" svg:viewBox="4331 -13803 300 465" svg:d="m4624-13451-56-4-2 8-2 7-2 7-3 6-3 6-3 5-3 4-3 4-6 6-3 2-3 2-3 3-4 2-3 1-3 2-4 1-4 2-3 1h-4l-8 2h-8-7l-6-1-6-1-6-2-6-2-5-2-6-3-5-4-6-5-6-6-6-6-5-7-5-7-5-8-4-8-4-9-4-10-3-10-2-12-3-13-2-13-1-15-1-16v-16l5 7 5 7 6 6 6 6 7 6 6 5 7 4 7 4 7 4 8 3 7 2 8 2 7 2 8 1 8 1h8l14-1h6l7-2 6-1 6-2 7-2 6-2 6-3 5-3 6-4 5-3 11-8 10-10 5-5 4-6 4-5 4-6 4-6 3-6 3-6 2-7 5-14 3-14 1-15 1-16v-11l-1-10-2-11-1-10-3-10-3-9-4-10-4-9-5-9-5-8-6-8-6-7-7-7-7-6-7-6-8-5-8-5-9-4-9-3-9-3-9-2-9-2-10-1h-10l-17 1-8 1-9 1-7 2-8 2-8 3-7 3-7 3-7 4-6 4-7 5-6 5-6 5-5 6-6 6-5 7-5 7-5 8-4 8-4 9-4 9-6 20-5 22-3 25-2 26-1 29 1 32 2 29 4 28 5 25 7 23 4 10 4 10 5 10 5 9 6 8 6 8 5 6 6 6 6 6 6 5 6 5 7 4 7 4 7 3 7 3 8 3 8 2 8 2 8 1 8 1 18 1h13l12-2 12-2 12-4 10-4 10-5 10-6 9-7 4-4 4-4 4-4 3-4 7-10 5-10 5-11 4-11 3-12zm-227-210v-7l1-7 1-7 1-7 2-7 2-6 2-7 3-7 3-7 4-6 4-5 4-5 4-5 5-4 5-4 5-4 5-3 6-3 6-2 5-2 6-2 6-1 7-1h6 4 5l4 1 4 1 4 1 4 1 4 2 4 1 4 2 4 2 3 3 4 2 6 6 7 7 3 4 3 3 3 4 2 5 2 4 2 4 4 10 3 10 1 10 2 11v12 12l-2 11-1 10-3 10-2 4-2 5-2 4-2 4-2 4-3 4-3 4-3 3-7 6-3 3-3 3-4 2-4 2-4 2-3 2-4 2-5 1-4 1-4 1-9 2h-9-10l-9-2-4-1-4-1-4-1-4-2-4-2-4-2-4-2-4-2-7-6-7-6-3-3-3-4-3-4-3-4-2-4-2-4-2-4-2-5-3-9-1-10-2-10z"/>
          <dr3d:extrude draw:style-name="gr2" draw:layer="layout" svg:viewBox="4686 -13803 297 465" svg:d="m4686-13571 1 39 1 17 2 17 3 16 3 15 3 14 4 13 4 12 5 11 6 11 5 10 7 9 7 8 7 8 8 7 8 6 9 6 10 4 10 4 11 3 11 1 12 2h12 9l8-1 9-1 8-2 8-2 7-2 8-3 7-4 7-4 7-4 6-5 6-5 5-5 5-6 5-6 5-7 4-7 4-7 4-8 4-9 3-8 3-10 6-19 2-11 3-11 1-12 2-13 1-29 1-32-1-38-1-17-2-17-2-16-3-14-3-14-4-13-4-12-5-11-6-11-6-10-6-9-7-9-8-7-8-7-8-6-9-5-10-5-10-4-10-3-11-2-12-2h-12l-16 1-8 1-7 1-8 2-7 2-6 2-7 3-7 3-6 4-6 3-5 5-6 4-5 5-5 5-5 6-5 7-6 8-4 9-5 9-7 20-7 22-5 24-3 27-2 28zm56 32v-27l2-25 2-23 3-20 3-17 5-15 2-7 3-6 3-5 3-5 7-8 3-4 4-4 4-3 3-3 5-3 4-3 4-2 4-2 5-1 4-2 5-1h4l5-1h5 5l5 1h4l5 1 4 2 4 1 4 2 5 2 3 3 4 2 4 3 4 4 4 3 3 4 7 9 3 5 3 6 3 6 3 6 4 16 4 17 3 20 1 22 2 25v27 27l-2 24-2 23-3 19-3 18-5 15-2 6-3 6-3 6-3 5-3 5-4 4-3 4-4 3-4 4-3 3-5 2-4 3-4 2-4 2-5 1-4 2-5 1h-4l-5 1h-5-5l-5-1h-4l-5-1-4-1-4-2-4-1-4-2-4-2-4-3-3-3-4-3-3-3-3-3-3-4-3-4-3-5-4-6-3-7-3-7-5-16-4-18-3-20-2-23-2-24z"/>
          <dr3d:extrude draw:style-name="gr2" draw:layer="layout" svg:viewBox="5039 -13803 297 465" svg:d="m5039-13571 1 39 1 17 2 17 3 16 3 15 3 14 4 13 4 12 5 11 6 11 5 10 7 9 7 8 7 8 8 7 8 6 9 6 10 4 10 4 11 3 11 1 12 2h12 9l8-1 9-1 8-2 8-2 7-2 8-3 7-4 7-4 7-4 6-5 6-5 5-5 5-6 5-6 5-7 4-7 4-7 4-8 4-9 3-8 3-10 6-19 2-11 3-11 1-12 2-13 1-29 1-32-1-38-1-17-2-17-2-16-3-14-3-14-4-13-4-12-5-11-6-11-6-10-6-9-7-9-8-7-8-7-8-6-9-5-10-5-10-4-10-3-11-2-12-2h-12l-16 1-8 1-7 1-8 2-7 2-6 2-7 3-7 3-6 4-6 3-5 5-6 4-5 5-5 5-5 6-5 7-6 8-4 9-5 9-7 20-7 22-5 24-3 27-2 28zm56 32v-27l2-25 2-23 3-20 3-17 5-15 2-7 3-6 3-5 3-5 7-8 3-4 4-4 4-3 3-3 5-3 4-3 4-2 4-2 5-1 4-2 5-1h4l5-1h5 5l5 1h4l5 1 4 2 4 1 4 2 5 2 3 3 4 2 4 3 4 4 4 3 3 4 7 9 3 5 3 6 3 6 3 6 4 16 4 17 3 20 1 22 2 25v27 27l-2 24-2 23-3 19-3 18-5 15-2 6-3 6-3 6-3 5-3 5-4 4-3 4-4 3-4 4-3 3-5 2-4 3-4 2-4 2-5 1-4 2-5 1h-4l-5 1h-5-5l-5-1h-4l-5-1-4-1-4-2-4-1-4-2-4-2-4-3-3-3-4-3-3-3-3-3-3-4-3-4-3-5-4-6-3-7-3-7-5-16-4-18-3-20-2-23-2-24z"/>
          <dr3d:extrude draw:style-name="gr2" draw:layer="layout" svg:viewBox="5563 -13802 308 344" svg:d="m5563-13630 1 22 2 21 4 19 3 9 3 8 3 9 4 8 4 7 5 7 5 7 5 6 6 6 6 6 11 9 11 7 12 7 13 5 13 4 14 3 14 1 15 1 17-1 15-2 15-3 7-3 8-2 6-3 7-3 6-4 7-4 6-4 6-5 11-10 5-6 5-5 5-7 4-6 4-7 3-7 4-7 2-8 5-16 3-17 2-18 1-19v-16l-1-14-2-14-2-13-2-12-4-11-3-11-5-9-5-9-6-8-6-8-6-7-7-7-8-7-8-6-9-5-9-5-10-4-10-3-9-3-11-2-10-2-10-1h-11l-17 1-16 2-15 3-7 3-7 2-7 3-7 3-6 4-6 4-6 4-6 5-6 5-5 5-5 6-5 6-4 6-5 6-3 7-4 7-3 8-3 8-5 17-3 17-2 20zm56 20v-15l2-15 2-13 3-12 4-12 2-5 3-5 2-5 3-5 4-4 3-4 7-7 8-7 4-2 4-3 4-2 4-2 4-2 5-2 4-1 5-1 5-1 5-1h10 5l5 1h5l5 1 5 1 4 2 5 1 4 2 5 2 4 3 4 2 4 3 3 3 4 4 7 7 3 4 3 4 3 5 3 5 2 5 3 5 4 12 3 12 2 14 2 14v16 15l-2 14-2 13-3 12-4 11-2 5-3 5-2 5-3 5-4 4-3 4-7 7-8 7-4 2-4 3-4 2-4 2-4 2-5 2-4 1-5 1-5 1-5 1h-10-10l-5-1-5-1-5-1-4-1-5-2-4-2-5-2-4-2-4-3-4-2-3-3-4-4-4-3-3-4-3-4-3-4-3-5-3-5-2-5-3-5-4-12-3-12-2-13-2-15z"/>
          <dr3d:extrude draw:style-name="gr2" draw:layer="layout" svg:viewBox="5916 -13802 287 462" svg:d="m6151-13795v42l-4-6-4-6-5-5-5-5-5-4-5-4-5-4-6-3-6-3-6-2-6-2-7-2-7-1-7-1-7-1h-8-10l-9 1-9 2-9 2-9 3-9 4-9 5-8 5-8 6-8 6-7 7-7 7-6 8-6 8-5 9-5 9-4 10-4 10-3 11-2 11-2 11-2 12-1 12v13 12l1 12 1 12 2 11 3 11 3 10 3 11 4 10 4 10 5 9 6 9 5 7 7 8 7 7 7 6 8 6 8 5 9 5 9 3 9 3 10 2 9 2 10 1h10 7l7-1 7-1 7-1 6-2 7-2 6-3 6-3 6-3 5-4 5-4 5-4 5-4 4-4 4-4 4-5v163h56v-455zm-230 165v-15l2-15 2-13 3-12 4-12 2-5 2-5 3-5 3-5 3-4 3-4 7-7 7-7 4-2 4-3 3-2 4-2 4-2 5-2 4-1 4-1 4-1 5-1h4 5 5 4l5 1 4 1 4 1 4 1 5 2 4 1 3 2 4 3 4 2 4 3 3 3 3 3 7 7 3 4 3 4 3 4 2 5 3 5 2 5 3 11 3 11 2 13 2 14v15 16l-2 15-2 15-3 12-3 12-5 11-2 5-3 5-3 4-3 4-3 4-4 3-3 4-4 3-4 3-3 2-5 3-4 2-4 2-4 1-5 2-4 1-5 1h-4l-5 1h-5-5-4l-5-1-4-1-4-1-4-1-5-2-3-2-4-1-4-3-4-2-3-3-4-3-3-3-7-7-3-4-3-4-3-5-2-4-2-5-2-6-4-11-3-13-1-14-2-14z"/>
          <dr3d:extrude draw:style-name="gr2" draw:layer="layout" svg:viewBox="6271 -13802 304 344" svg:d="m6515-13689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6642 -13795 177 337" svg:d="m6642-13795v330h50v-51l9 16 5 7 4 6 5 6 4 5 4 4 4 3 4 3 4 2 5 2 4 1 5 2h4l5 1h4 7l7-1 7-2 8-2 7-2 7-3 7-4 7-4-19-51-5 2-5 3-5 2-5 1-5 1-5 1-5 1h-5-4l-5-1-4-1-4-1-4-1-4-2-4-3-3-2-3-3-4-3-3-3-2-4-3-4-2-5-2-4-2-5-2-7-2-8-1-8-2-8-1-8v-8l-1-9v-9-172z"/>
          <dr3d:extrude draw:style-name="gr2" draw:layer="layout" svg:viewBox="7029 -13802 287 462" svg:d="m7081-13795h-52v455h56v-162l9 10 5 5 5 4 5 4 6 4 5 3 6 3 5 2 6 3 6 2 7 1 6 1 6 1 7 1h7 7l8-1 7-1 7-1 8-2 7-2 7-2 7-3 7-3 6-4 6-4 6-4 5-4 5-5 5-6 4-5 8-12 4-6 4-6 3-7 3-7 3-7 3-8 2-8 3-8 1-8 2-8 1-9v-8l1-9v-9l-1-20-2-20-3-18-4-17-6-16-4-7-4-7-4-7-4-7-5-6-5-6-11-11-5-5-6-4-6-4-6-4-6-4-6-3-7-2-6-3-7-2-7-1-7-1-7-1-14-1h-7l-7 1-7 1-7 1-6 2-6 2-7 2-5 3-6 3-6 4-5 4-5 4-5 5-4 5-5 6-4 6zm-2 125v-14l1-13 1-12 2-11 2-10 3-10 3-8 2-4 2-3 3-5 4-5 4-5 4-4 4-4 4-3 4-4 5-2 4-3 5-2 5-2 5-1 5-2h6l5-1h6 4l5 1h4l5 1 4 1 4 2 4 1 4 2 4 2 4 3 4 2 4 3 7 7 7 7 3 4 3 4 3 5 3 5 2 5 2 5 4 11 3 12 2 14 2 14v15 16l-2 14-2 14-3 12-3 11-2 6-3 5-2 4-3 5-3 4-3 4-7 7-6 6-4 3-4 3-4 2-3 2-4 2-5 1-4 2-4 1-4 1h-5l-4 1h-5-4l-5-1h-4l-5-1-4-1-4-2-4-1-4-2-4-2-4-3-4-2-4-3-7-7-7-7-3-4-3-4-3-5-3-4-2-5-2-6-4-11-3-11-2-13-2-14z"/>
          <dr3d:extrude draw:style-name="gr2" draw:layer="layout" svg:viewBox="7364 -13802 304 344" svg:d="m7608-13689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7714 -13802 274 344" svg:d="m7714-13695 55 7 1-8 2-8 3-7 3-6 2-3 1-3 2-3 2-3 3-2 2-3 2-2 3-2 6-4 6-3 6-4 8-2 7-2 9-2 9-1h9 9l9 1 8 1 8 2 7 2 3 1 3 2 3 1 2 2 3 2 2 2 4 4 4 4 3 5 2 2 1 2 1 2 1 2 1 3 1 2v2l1 3v2 3 2 3l-1 2v2l-1 2v2l-1 2-1 2-2 2-1 2-1 2-2 1-1 2-2 1-2 2-2 1-1 1-2 1-5 2-5 2-7 2-16 5-21 6-28 7-24 7-20 7-7 3-7 3-6 3-5 3-5 4-5 4-4 4-4 4-4 4-3 5-3 5-2 5-2 5-2 6-1 5-1 6-1 6v6 6l1 5v5l1 5 2 5 1 5 3 5 2 5 3 5 3 4 3 4 3 4 4 4 4 4 4 3 4 3 3 2 4 2 4 3 4 2 4 2 5 2 6 1 5 2 12 3 12 2 6 1h6l7 1h6 10l9-1 9-1 9-1 8-1 8-2 8-3 7-2 7-3 6-3 7-3 5-4 6-4 5-4 4-5 4-4 2-2 2-3 3-5 2-6 3-6 2-7 2-7 3-15-55-7-1 6-1 3-1 3-1 3-1 2-1 3-1 2-2 3-1 2-2 2-2 2-4 4-4 4-5 3-5 3-5 2-6 2-7 2-7 1-7 1h-8-9l-9-1-8-1-7-1-7-2-3-1-2-1-3-1-3-2-2-1-2-2-4-3-3-4-3-3-1-2-2-2-1-2-1-1v-2l-1-2v-2l-1-2v-2-2-3-3l1-2 1-3 1-2 1-2 1-3 2-2 1-1 1-1 1-1 1-1 2-2 3-2 2-2 3-2 4-1 3-2 6-2 11-3 33-9 28-7 23-7 18-6 14-6 6-3 5-3 5-3 5-3 5-4 4-4 3-4 4-5 3-5 3-5 2-6 2-6 1-6 1-6 1-7v-7-7l-1-6-1-7-2-7-2-6-3-7-3-6-4-6-4-6-5-6-5-5-6-5-6-5-7-4-7-4-7-4-8-3-8-3-9-2-8-2-9-1-9-1-9-1h-10-16l-14 2-14 2-13 3-12 4-10 4-5 3-5 3-5 3-4 3-8 7-7 8-7 9-5 10-6 10-4 11-3 12z"/>
          <dr3d:extrude draw:style-name="gr2" draw:layer="layout" svg:viewBox="8032 -13802 274 344" svg:d="m8032-13695 55 7 1-8 2-8 3-7 3-6 2-3 1-3 2-3 2-3 3-2 2-3 2-2 3-2 6-4 6-3 6-4 8-2 7-2 9-2 9-1h9 9l9 1 8 1 8 2 7 2 3 1 3 2 3 1 2 2 3 2 2 2 4 4 4 4 3 5 2 2 1 2 1 2 1 2 1 3 1 2v2l1 3v2 3 2 3l-1 2v2l-1 2v2l-1 2-1 2-2 2-1 2-1 2-2 1-1 2-2 1-2 2-2 1-1 1-2 1-5 2-5 2-7 2-16 5-21 6-28 7-24 7-20 7-7 3-7 3-6 3-5 3-5 4-5 4-4 4-4 4-4 4-3 5-3 5-2 5-2 5-2 6-1 5-1 6-1 6v6 6l1 5v5l1 5 2 5 1 5 3 5 2 5 3 5 3 4 3 4 3 4 4 4 4 4 4 3 4 3 3 2 4 2 4 3 4 2 4 2 5 2 6 1 5 2 12 3 12 2 6 1h6l7 1h6 10l9-1 9-1 9-1 8-1 8-2 8-3 7-2 7-3 6-3 7-3 5-4 6-4 5-4 4-5 4-4 2-2 2-3 3-5 2-6 3-6 2-7 2-7 3-15-55-7-1 6-1 3-1 3-1 3-1 2-1 3-1 2-2 3-1 2-2 2-2 2-4 4-4 4-5 3-5 3-5 2-6 2-7 2-7 1-7 1h-8-9l-9-1-8-1-7-1-7-2-3-1-2-1-3-1-3-2-2-1-2-2-4-3-3-4-3-3-1-2-2-2-1-2-1-1v-2l-1-2v-2l-1-2v-2-2-3-3l1-2 1-3 1-2 1-2 1-3 2-2 1-1 1-1 1-1 1-1 2-2 3-2 2-2 3-2 4-1 3-2 6-2 11-3 33-9 28-7 23-7 18-6 14-6 6-3 5-3 5-3 5-3 5-4 4-4 3-4 4-5 3-5 3-5 2-6 2-6 1-6 1-6 1-7v-7-7l-1-6-1-7-2-7-2-6-3-7-3-6-4-6-4-6-5-6-5-5-6-5-6-5-7-4-7-4-7-4-8-3-8-3-9-2-8-2-9-1-9-1-9-1h-10-16l-14 2-14 2-13 3-12 4-10 4-5 3-5 3-5 3-4 3-8 7-7 8-7 9-5 10-6 10-4 11-3 12z"/>
          <dr3d:extrude draw:style-name="gr2" draw:layer="layout" svg:viewBox="8353 -13802 304 344" svg:d="m8597-13689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8724 -13795 177 337" svg:d="m8724-13795v330h50v-51l9 16 5 7 4 6 5 6 4 5 4 4 4 3 4 3 4 2 5 2 4 1 5 2h4l5 1h4 7l7-1 7-2 8-2 7-2 7-3 7-4 7-4-19-51-5 2-5 3-5 2-5 1-5 1-5 1-5 1h-5-4l-5-1-4-1-4-1-4-1-4-2-4-3-3-2-3-3-4-3-3-3-2-4-3-4-2-5-2-4-2-5-2-7-2-8-1-8-2-8-1-8v-8l-1-9v-9-172z"/>
          <dr3d:extrude draw:style-name="gr2" draw:layer="layout" svg:viewBox="9112 -13795 448 337" svg:d="m9112-13795v330h50v-46l4 6 4 5 5 6 5 5 5 4 6 5 6 3 6 4 7 3 6 3 7 3 8 2 7 2 8 1 8 1h8 9l8-1 8-1 8-2 7-2 7-2 7-3 6-4 6-4 5-4 5-5 4-5 4-5 4-6 3-6 2-7 10 13 5 6 6 6 6 5 6 5 6 4 6 4 7 3 6 3 7 2 7 2 8 2 7 1 8 1h8 12l11-2 10-2 10-3 5-2 4-2 5-2 4-2 4-3 3-3 4-3 3-3 3-3 3-4 3-4 2-4 3-5 2-4 4-11 3-10 2-12 2-13v-14-226h-56v208 15l-1 7v6l-1 6-1 5-2 5-1 4-2 4-1 3-2 3-3 3-2 3-3 3-3 3-3 2-4 2-3 2-4 1-4 2-5 1h-4l-5 1h-5-8l-9-1-8-2-7-3-4-1-3-2-4-2-3-2-3-2-3-3-3-2-3-3-3-3-2-3-3-3-2-4-2-4-2-4-2-4-1-5-3-10-2-10-1-12v-12-192h-56v214 9l-1 9-1 8-2 7-2 7-2 6-1 3-2 2-1 3-2 2-2 2-2 2-2 2-2 2-2 2-3 1-2 2-3 1-3 1-3 1-3 1-3 1-7 1h-7-6l-6-1-6-1-5-1-6-2-5-2-5-2-5-3-5-3-4-4-4-4-4-5-4-4-3-6-3-5-2-6-2-6-2-7-1-8-2-8-1-9v-10l-1-21v-171z"/>
          <dr3d:extrude draw:style-name="gr2" draw:layer="layout" svg:viewBox="9641 -13795 56 455" svg:d="m9641-13404v64h56v-64zm-56-391v330h56v-330z"/>
          <dr3d:extrude draw:style-name="gr2" draw:layer="layout" svg:viewBox="9750 -13799 161 449" svg:d="m9904-13745 7-49-12-2-10-2-11-1h-4-5-8l-7 1h-6l-6 1-6 2-5 1-5 3-5 2-4 2-4 3-3 3-3 3-3 3-2 4-2 3-2 4-1 2v2l-2 6-1 6-1 8-1 9v10l-1 23v190h-41v43h41v82l56 33v-115h57v-43h-57v-193-11l1-9v-3l1-3v-3l1-1v-1l1-2 1-1 1-2 1-1 1-2 2-1 1-1 2-1 2-1 2-1 2-1h2l3-1h2 3 3 5l6 1z"/>
          <dr3d:extrude draw:style-name="gr2" draw:layer="layout" svg:viewBox="10134 -13795 448 337" svg:d="m10134-13795v330h50v-46l4 6 4 5 5 6 5 5 5 4 6 5 6 3 6 4 7 3 6 3 7 3 8 2 7 2 8 1 8 1h8 9l8-1 8-1 8-2 7-2 7-2 7-3 6-4 6-4 5-4 5-5 4-5 4-5 4-6 3-6 2-7 10 13 5 6 6 6 6 5 6 5 6 4 6 4 7 3 6 3 7 2 7 2 8 2 7 1 8 1h8 12l11-2 10-2 10-3 5-2 4-2 5-2 4-2 4-3 3-3 4-3 3-3 3-3 3-4 3-4 2-4 3-5 2-4 4-11 3-10 2-12 2-13v-14-226h-56v208 15l-1 7v6l-1 6-1 5-2 5-1 4-2 4-1 3-2 3-3 3-2 3-3 3-3 3-3 2-4 2-3 2-4 1-4 2-5 1h-4l-5 1h-5-8l-9-1-8-2-7-3-4-1-3-2-4-2-3-2-3-2-3-3-3-2-3-3-3-3-2-3-3-3-2-4-2-4-2-4-2-4-1-5-3-10-2-10-1-12v-12-192h-56v214 9l-1 9-1 8-2 7-2 7-2 6-1 3-2 2-1 3-2 2-2 2-2 2-2 2-2 2-2 2-3 1-2 2-3 1-3 1-3 1-3 1-3 1-7 1h-7-6l-6-1-6-1-5-1-6-2-5-2-5-2-5-3-5-3-4-4-4-4-4-5-4-4-3-6-3-5-2-6-2-6-2-7-1-8-2-8-1-9v-10l-1-21v-171z"/>
          <dr3d:extrude draw:style-name="gr2" draw:layer="layout" svg:viewBox="10663 -13795 56 455" svg:d="m10663-13404v64h56v-64zm-56-391v330h56v-330z"/>
          <dr3d:extrude draw:style-name="gr2" draw:layer="layout" svg:viewBox="10804 -13795 267 337" svg:d="m10804-13795v330h50v-47l5 7 5 6 5 5 5 6 6 4 6 5 6 4 6 3 7 4 7 2 7 3 8 2 7 1 8 1 9 1h8 7l7-1 7-1 7-1 7-1 6-2 7-3 6-2 6-3 5-3 6-3 5-3 4-4 5-4 3-4 4-4 3-5 3-4 3-5 2-5 2-5 1-6 2-5 1-6 1-4v-5l1-12 1-15v-18-203h-56v201 16l-1 7v7l-1 6-1 6-2 5-1 4-2 4-2 4-2 4-3 3-3 3-3 3-4 3-4 3-4 2-5 3-4 1-5 2-5 1h-5l-5 1h-6-9l-8-1-8-2-8-3-8-3-7-4-6-5-7-5-3-3-3-3-3-4-2-4-3-4-2-5-2-5-1-5-3-11-2-13-2-14v-15-180z"/>
          <dr3d:extrude draw:style-name="gr2" draw:layer="layout" svg:viewBox="11136 -13802 287 462" svg:d="m11371-13795v42l-4-6-4-6-5-5-5-5-5-4-5-4-5-4-6-3-6-3-6-2-6-2-7-2-7-1-7-1-7-1h-8-10l-9 1-9 2-9 2-9 3-9 4-9 5-8 5-8 6-8 6-7 7-7 7-6 8-6 8-5 9-5 9-4 10-4 10-3 11-2 11-2 11-2 12-1 12v13 12l1 12 1 12 2 11 3 11 3 10 3 11 4 10 4 10 5 9 6 9 5 7 7 8 7 7 7 6 8 6 8 5 9 5 9 3 9 3 10 2 9 2 10 1h10 7l7-1 7-1 7-1 6-2 7-2 6-3 6-3 6-3 5-4 5-4 5-4 5-4 4-4 4-4 4-5v163h56v-455zm-230 165v-15l2-15 2-13 3-12 4-12 2-5 2-5 3-5 3-5 3-4 3-4 7-7 7-7 4-2 4-3 3-2 4-2 4-2 5-2 4-1 4-1 4-1 5-1h4 5 5 4l5 1 4 1 4 1 4 1 5 2 4 1 3 2 4 3 4 2 4 3 3 3 3 3 7 7 3 4 3 4 3 4 2 5 3 5 2 5 3 11 3 11 2 13 2 14v15 16l-2 15-2 15-3 12-3 12-5 11-2 5-3 5-3 4-3 4-3 4-4 3-3 4-4 3-4 3-3 2-5 3-4 2-4 2-4 1-5 2-4 1-5 1h-4l-5 1h-5-5-4l-5-1-4-1-4-1-4-1-5-2-3-2-4-1-4-3-4-2-3-3-4-3-3-3-7-7-3-4-3-4-3-5-2-4-2-5-2-6-4-11-3-13-1-14-2-14z"/>
          <dr3d:extrude draw:style-name="gr2" draw:layer="layout" svg:viewBox="11491 -13802 304 344" svg:d="m11735-13689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11841 -13802 274 344" svg:d="m11841-13695 55 7 1-8 2-8 3-7 3-6 2-3 1-3 2-3 2-3 3-2 2-3 2-2 3-2 6-4 6-3 6-4 8-2 7-2 9-2 9-1h9 9l9 1 8 1 8 2 7 2 3 1 3 2 3 1 2 2 3 2 2 2 4 4 4 4 3 5 2 2 1 2 1 2 1 2 1 3 1 2v2l1 3v2 3 2 3l-1 2v2l-1 2v2l-1 2-1 2-2 2-1 2-1 2-2 1-1 2-2 1-2 2-2 1-1 1-2 1-5 2-5 2-7 2-16 5-21 6-28 7-24 7-20 7-7 3-7 3-6 3-5 3-5 4-5 4-4 4-4 4-4 4-3 5-3 5-2 5-2 5-2 6-1 5-1 6-1 6v6 6l1 5v5l1 5 2 5 1 5 3 5 2 5 3 5 3 4 3 4 3 4 4 4 4 4 4 3 4 3 3 2 4 2 4 3 4 2 4 2 5 2 6 1 5 2 12 3 12 2 6 1h6l7 1h6 10l9-1 9-1 9-1 8-1 8-2 8-3 7-2 7-3 6-3 7-3 5-4 6-4 5-4 4-5 4-4 2-2 2-3 3-5 2-6 3-6 2-7 2-7 3-15-55-7-1 6-1 3-1 3-1 3-1 2-1 3-1 2-2 3-1 2-2 2-2 2-4 4-4 4-5 3-5 3-5 2-6 2-7 2-7 1-7 1h-8-9l-9-1-8-1-7-1-7-2-3-1-2-1-3-1-3-2-2-1-2-2-4-3-3-4-3-3-1-2-2-2-1-2-1-1v-2l-1-2v-2l-1-2v-2-2-3-3l1-2 1-3 1-2 1-2 1-3 2-2 1-1 1-1 1-1 1-1 2-2 3-2 2-2 3-2 4-1 3-2 6-2 11-3 33-9 28-7 23-7 18-6 14-6 6-3 5-3 5-3 5-3 5-4 4-4 3-4 4-5 3-5 3-5 2-6 2-6 1-6 1-6 1-7v-7-7l-1-6-1-7-2-7-2-6-3-7-3-6-4-6-4-6-5-6-5-5-6-5-6-5-7-4-7-4-7-4-8-3-8-3-9-2-8-2-9-1-9-1-9-1h-10-16l-14 2-14 2-13 3-12 4-10 4-5 3-5 3-5 3-4 3-8 7-7 8-7 9-5 10-6 10-4 11-3 12z"/>
          <dr3d:extrude draw:style-name="gr2" draw:layer="layout" svg:viewBox="12149 -13799 161 449" svg:d="m12303-13745 7-49-12-2-10-2-11-1h-4-5-8l-7 1h-6l-6 1-6 2-5 1-5 3-5 2-4 2-4 3-3 3-3 3-3 3-2 4-2 3-2 4-1 2v2l-2 6-1 6-1 8-1 9v10l-1 23v190h-41v43h41v82l56 33v-115h57v-43h-57v-193-11l1-9v-3l1-3v-3l1-1v-1l1-2 1-1 1-2 1-1 1-2 2-1 1-1 2-1 2-1 2-1 2-1h2l3-1h2 3 3 5l6 1z"/>
          <dr3d:extrude draw:style-name="gr2" draw:layer="layout" svg:viewBox="12338 -13802 304 344" svg:d="m12582-13689 58-7-4-12-4-12-5-11-6-10-7-9-7-9-8-8-9-7-9-6-11-6-11-5-11-4-13-3-12-2-14-2h-14l-18 1-16 2-16 3-7 3-8 2-7 3-7 3-6 4-7 4-6 4-6 5-5 5-6 5-5 6-5 6-5 6-4 6-4 7-3 7-3 8-3 7-4 17-4 17-1 19-1 19 1 20 2 20 3 18 5 16 2 8 4 8 3 7 4 7 4 7 5 6 5 6 5 6 11 11 12 9 6 4 7 4 6 3 7 3 7 3 7 2 8 2 7 2 16 2 17 1 16-1 16-2 7-1 7-2 7-3 7-2 7-3 6-4 6-3 7-4 5-5 6-4 6-6 5-5 5-6 5-6 4-6 4-7 4-7 4-7 6-15 4-16 3-18 2-18 1-20v-15h-247l1-13 2-12 3-12 3-11 4-10 3-5 2-4 3-4 3-4 4-4 3-4 7-7 8-6 8-5 4-2 4-2 4-1 5-2 4-1 5-1 10-2h10 8l7 1 7 1 7 2 6 2 6 3 6 3 6 4 5 4 6 5 4 6 5 6 4 7 3 7 4 8zm-181 99h185l-1 10-2 10-2 8-2 8-3 8-3 6-4 6-4 6-7 7-4 4-3 3-4 3-4 2-5 3-4 2-4 2-5 1-5 2-4 1-5 1h-5l-11 1h-10l-9-2-8-2-4-1-4-2-8-3-8-5-7-5-7-6-3-3-3-4-3-3-3-4-2-3-3-4-2-4-1-5-4-8-2-10-2-9z"/>
          <dr3d:extrude draw:style-name="gr2" draw:layer="layout" svg:viewBox="12710 -13795 267 337" svg:d="m12710-13795v330h50v-47l5 7 5 6 5 5 5 6 6 4 6 5 6 4 6 3 7 4 7 2 7 3 8 2 7 1 8 1 9 1h8 7l7-1 7-1 7-1 7-1 6-2 7-3 6-2 6-3 5-3 6-3 5-3 4-4 5-4 3-4 4-4 3-5 3-4 3-5 2-5 2-5 1-6 2-5 1-6 1-4v-5l1-12 1-15v-18-203h-56v201 16l-1 7v7l-1 6-1 6-2 5-1 4-2 4-2 4-2 4-3 3-3 3-3 3-4 3-4 3-4 2-5 3-4 1-5 2-5 1h-5l-5 1h-6-9l-8-1-8-2-8-3-8-3-7-4-6-5-7-5-3-3-3-3-3-4-2-4-3-4-2-5-2-5-1-5-3-11-2-13-2-14v-15-180z"/>
          <dr3d:extrude draw:style-name="gr2" draw:layer="layout" svg:viewBox="13041 -13802 274 344" svg:d="m13041-13695 55 7 1-8 2-8 3-7 3-6 2-3 1-3 2-3 2-3 3-2 2-3 2-2 3-2 6-4 6-3 6-4 8-2 7-2 9-2 9-1h9 9l9 1 8 1 8 2 7 2 3 1 3 2 3 1 2 2 3 2 2 2 4 4 4 4 3 5 2 2 1 2 1 2 1 2 1 3 1 2v2l1 3v2 3 2 3l-1 2v2l-1 2v2l-1 2-1 2-2 2-1 2-1 2-2 1-1 2-2 1-2 2-2 1-1 1-2 1-5 2-5 2-7 2-16 5-21 6-28 7-24 7-20 7-7 3-7 3-6 3-5 3-5 4-5 4-4 4-4 4-4 4-3 5-3 5-2 5-2 5-2 6-1 5-1 6-1 6v6 6l1 5v5l1 5 2 5 1 5 3 5 2 5 3 5 3 4 3 4 3 4 4 4 4 4 4 3 4 3 3 2 4 2 4 3 4 2 4 2 5 2 6 1 5 2 12 3 12 2 6 1h6l7 1h6 10l9-1 9-1 9-1 8-1 8-2 8-3 7-2 7-3 6-3 7-3 5-4 6-4 5-4 4-5 4-4 2-2 2-3 3-5 2-6 3-6 2-7 2-7 3-15-55-7-1 6-1 3-1 3-1 3-1 2-1 3-1 2-2 3-1 2-2 2-2 2-4 4-4 4-5 3-5 3-5 2-6 2-7 2-7 1-7 1h-8-9l-9-1-8-1-7-1-7-2-3-1-2-1-3-1-3-2-2-1-2-2-4-3-3-4-3-3-1-2-2-2-1-2-1-1v-2l-1-2v-2l-1-2v-2-2-3-3l1-2 1-3 1-2 1-2 1-3 2-2 1-1 1-1 1-1 1-1 2-2 3-2 2-2 3-2 4-1 3-2 6-2 11-3 33-9 28-7 23-7 18-6 14-6 6-3 5-3 5-3 5-3 5-4 4-4 3-4 4-5 3-5 3-5 2-6 2-6 1-6 1-6 1-7v-7-7l-1-6-1-7-2-7-2-6-3-7-3-6-4-6-4-6-5-6-5-5-6-5-6-5-7-4-7-4-7-4-8-3-8-3-9-2-8-2-9-1-9-1-9-1h-10-16l-14 2-14 2-13 3-12 4-10 4-5 3-5 3-5 3-4 3-8 7-7 8-7 9-5 10-6 10-4 11-3 12z"/>
          <dr3d:extrude draw:style-name="gr2" draw:layer="layout" svg:viewBox="13584 -13795 167 457" svg:d="m13751-13795h-56v356l-5-5-6-5-6-5-6-4-7-5-7-5-16-9-31-17-14-7-7-3-6-2v54l11 5 12 6 10 6 11 7 10 7 9 7 10 7 9 8 9 8 7 8 7 7 7 8 5 7 6 8 4 7 4 8h36z"/>
          <dr3d:extrude draw:style-name="gr2" draw:layer="layout" svg:viewBox="13887 -13795 301 457" svg:d="m14188-13741v-54h-301v5 5l1 5 1 4 1 5 1 5 1 5 2 5 3 7 3 8 4 7 4 8 5 7 5 8 6 7 6 8 14 16 17 16 19 18 23 19 34 29 29 26 11 12 11 10 9 11 7 9 6 9 6 9 4 8 4 9 3 8 1 8 2 8v8 8l-1 8-1 4-1 3-2 4-1 4-2 3-1 3-2 4-2 3-3 3-2 3-6 6-6 5-7 5-3 2-4 2-3 2-4 1-8 3-9 2-9 1h-9-10l-9-2-9-1-4-2-4-1-4-2-4-1-4-2-3-3-3-2-4-2-3-3-3-3-3-3-3-3-2-4-3-3-2-4-2-4-2-4-1-4-3-9-2-9-2-10v-10l-57 6 2 16 3 14 4 14 5 12 3 6 3 6 4 5 3 6 4 5 4 4 4 5 5 4 5 4 5 4 5 3 6 4 11 5 13 5 13 4 14 3 15 1 16 1 16-1 15-1 14-3 14-4 12-5 6-3 6-3 6-4 5-4 5-4 5-4 5-5 4-4 4-5 4-5 3-5 3-6 3-5 3-6 2-5 2-6 1-6 2-6 1-13 1-13v-7l-1-7-1-6-1-7-1-7-2-7-3-6-2-7-3-7-3-7-4-6-5-7-5-7-5-7-12-14-15-16-19-19-24-21-28-24-41-36-14-13-5-5-4-4-7-8-6-7-6-8-3-3-2-4z"/>
          <dr3d:extrude draw:style-name="gr2" draw:layer="layout" svg:viewBox="14247 -13803 299 465" svg:d="m14333-13549-8 4-8 3-7 4-7 5-6 5-6 5-5 5-4 6-4 6-3 6-3 7-3 7-2 7-1 7-1 8v8l1 12 1 12 2 6 1 5 2 6 2 5 2 5 3 5 3 5 3 5 8 9 8 9 5 4 4 4 5 4 5 3 6 3 5 3 6 2 5 3 12 3 13 3 14 1 14 1 15-1 14-1 13-3 12-4 6-2 6-3 5-3 6-3 5-3 5-4 4-4 5-4 8-9 8-9 3-5 3-5 3-5 2-5 2-6 2-5 1-6 2-5 1-12 1-12v-8l-1-7-1-8-2-7-2-7-3-6-3-6-4-6-4-6-5-5-6-5-6-5-7-4-7-5-8-3-8-4 10-4 10-4 9-4 8-6 8-5 7-7 3-3 3-3 3-4 3-4 5-8 4-8 4-9 3-8 3-9 2-10 1-10v-10l-1-14-2-14-1-7-2-6-2-7-2-6-3-6-3-6-4-6-3-5-4-6-4-5-10-10-5-5-6-4-5-4-6-4-6-4-6-3-14-6-14-4-14-3-16-2-16-1-16 1-16 1-15 4-14 4-7 3-6 2-6 4-6 3-6 4-6 5-6 4-5 5-10 10-4 6-4 5-4 6-3 6-3 6-3 6-2 6-2 7-2 6-2 7-1 14-1 14v11l1 11 2 10 2 9 3 9 4 9 5 8 5 8 6 7 7 7 7 6 8 5 8 5 9 4 9 3zm-1 98v-8l1-7 2-7 2-7 1-3 2-3 2-3 1-3 2-3 2-3 3-3 2-2 3-2 2-3 3-2 3-2 3-2 3-1 7-3 7-3 8-2 8-1h8 8l7 1 7 2 7 2 7 3 6 3 6 4 5 5 3 2 2 3 2 3 2 3 2 3 1 3 2 3 1 3 1 3 1 3 2 7 1 7v7 8l-1 7-2 7-1 3-1 4-2 3-1 3-2 3-2 3-4 6-5 5-5 5-3 2-3 2-3 2-3 2-4 1-3 2-3 1-4 1-7 2-7 1h-8-8l-8-1-7-2-3-1-3-1-4-2-3-1-3-2-3-2-6-4-5-5-5-5-4-6-4-6-1-3-2-3-1-3-1-3-1-3-1-3v-4l-1-3zm-18-217v-6l1-6 1-6 1-5 1-6 2-6 3-5 2-6 3-5 3-6 4-5 4-4 4-4 5-4 6-4 5-3 6-3 5-2 6-2 6-2 6-1 6-1 7-1h6 10l9 2 9 2 5 1 4 2 4 1 4 2 4 2 3 3 4 2 3 3 7 6 6 7 3 3 2 4 3 3 2 4 2 4 1 4 2 4 1 4 2 9 2 9v10 10l-2 9-2 9-1 5-2 4-2 4-2 4-2 4-2 4-6 7-6 7-7 6-4 3-3 3-4 2-4 2-4 2-4 2-4 1-5 2-9 1-9 2h-10-10l-9-2-9-2-4-1-4-2-4-1-4-2-4-2-3-3-4-2-3-3-7-6-6-7-3-3-2-4-3-3-2-4-2-4-1-4-2-4-1-4-2-9-2-9z"/>
          <dr3d:extrude draw:style-name="gr2" draw:layer="layout" svg:viewBox="14621 -13795 434 455" svg:d="m14621-13795v455h90l108-322 22-67 24 73 109 316h81v-455h-58v381l-133-381h-54l-131 387v-387z"/>
          <dr3d:extrude draw:style-name="gr2" draw:layer="layout" svg:viewBox="15150 -13795 343 455" svg:d="m15150-13795v455h170 13l12-1 11-1 11-2 10-2 10-2 9-3 8-3 8-4 7-4 7-4 6-5 6-6 5-6 5-6 5-7 4-7 4-8 3-7 3-8 1-7 2-8 1-7v-8-7l-1-8-1-7-2-7-2-6-3-7-3-7-4-6-4-6-5-6-5-6-6-5-6-5-6-5-7-5-8-4 10-3 9-4 9-4 8-5 8-6 7-6 6-6 6-7 5-7 5-8 4-8 3-9 2-9 2-9 1-9v-10-8l-1-8-1-7-1-8-2-7-2-8-3-7-3-7-4-7-3-6-4-6-4-5-5-5-4-5-5-4-5-4-5-4-5-3-6-3-6-3-7-2-7-3-7-2-7-2-8-2-8-1-8-2-9-1-19-1-21-1zm-113 264h98 19l16 1 6 1 7 1 5 1 5 1 5 2 6 2 5 3 4 2 4 3 2 2 2 1 2 2 1 2 2 2 1 2 3 4 2 5 2 4 2 5 1 5 1 5 1 5v6 6l-1 5-1 5-1 5-1 5-2 5-3 5-2 4-3 4-3 4-3 3-4 3-4 3-4 3-5 2-5 2-6 2-6 1-7 1-8 1-19 1h-23-91zm0-347h113 14l11 1h9l7 1 10 2 5 2 4 1 5 2 4 2 3 2 4 2 3 2 4 3 3 3 3 3 2 3 3 3 3 4 2 4 2 4 2 5 1 4 2 5 1 5v5l1 5v5 6l-1 6-1 6-1 6-2 5-2 5-3 5-3 5-4 4-3 4-4 4-5 4-4 3-5 3-6 2-5 2-6 2-7 1-7 2-8 1-9 1h-9l-21 1h-105z"/>
        </dr3d:scene>
        <draw:g>
          <dr3d:scene draw:style-name="gr3" svg:width="7.786cm" svg:height="8.354cm" svg:x="0.5cm" svg:y="0.5cm" dr3d:transform="matrix (0.834274344966007 -0.0874884981976986 0.544363922403621 -0.212140196008626 0.860383335775171 0.463397294724311 -0.508903580817591 -0.502081943713872 0.69923591671734 -8.91162700241556cm 14.7103333093462cm 2.0708246857416cm)" dr3d:vrp="(0 0 21650)" dr3d:vpn="(0 0 20000)" dr3d:projection="perspective" dr3d:distance="1.65cm" dr3d:focal-length="10cm" dr3d:shadow-slant="0" dr3d:shade-mode="gouraud" dr3d:ambient-color="#666666" dr3d:lighting-mode="false">
            <dr3d:light dr3d:diffuse-color="#cccccc" dr3d:direction="(-0.409588542792567 0.246396705030575 0.87836546457789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4" draw:layer="layout" svg:viewBox="6000 -18500 7000 7000" svg:d="m6000-18500v7000h7000v-7000z"/>
          </dr3d:scene>
          <dr3d:scene draw:style-name="gr5" svg:width="4.826cm" svg:height="4.825cm" svg:x="0.5cm" svg:y="3.816cm" dr3d:transform="matrix (0.755715602963264 -0.193079401405266 0.625790917312527 -0.24692044230574 0.80102684082623 0.54533136297804 -0.606567574643919 -0.566635989881452 0.557673230809638 -8.52625297028559cm 17.9366600266848cm 8.21585799404199cm)" dr3d:vrp="(0 0 10887.4285714286)" dr3d:vpn="(0 0 10011.4285714286)" dr3d:projection="perspective" dr3d:distance="0.87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 draw:layer="layout" svg:viewBox="3000 -22918 3504 3918" svg:d="m4899-21367v444l1605 3v-1406l-93-71-94-67-94-62-95-58-96-53-96-49-97-44-98-39-99-35-99-30-99-26-101-21-101-16-101-12-103-7-103-2-138 4-135 11-131 19-128 26-126 34-122 41-118 48-116 56-111 63-103 70-97 76-89 83-83 90-76 97-68 103-62 110-54 115-48 118-40 121-32 125-25 128-19 131-10 134-4 138 4 137 10 135 18 133 26 130 32 128 40 125 47 123 54 121 61 116 67 108 74 101 80 92 86 86 93 77 99 70 105 62 110 55 115 47 119 40 123 33 127 25 131 18 136 11 139 4 102-2 99-6 96-11 94-15 92-18 89-23 87-27 84-31 81-35 76-38 72-41 67-45 63-48 59-52 54-54 49-58 46-62 43-66 40-70 37-76 34-79 32-85 29-89 26-93-453-124-22 70-23 67-24 62-26 59-27 55-28 51-30 47-31 43-33 40-37 39-40 36-44 34-47 32-50 30-54 28-57 26-60 23-61 20-63 18-64 14-66 11-68 8-69 4-71 2-84-2-82-5-79-8-75-11-73-15-70-18-67-21-64-25-61-27-58-29-55-32-52-33-50-35-46-38-43-39-40-42-38-43-35-45-33-45-31-46-28-48-27-48-25-50-22-50-34-89-29-90-25-93-20-94-16-96-12-98-7-100-2-102 3-124 8-119 14-114 19-108 25-104 30-98 35-93 41-88 46-83 51-77 56-71 61-66 66-61 71-55 76-49 81-44 84-39 86-33 86-29 88-23 89-18 90-13 92-7 93-3 81 2 81 6 80 9 80 14 79 18 78 21 78 26 78 29 145 64 66 33 62 33 56 33 52 34 47 35 43 35v706z"/>
          </dr3d:scene>
          <dr3d:scene draw:style-name="gr7" svg:width="4.602cm" svg:height="2.899cm" svg:x="1.707cm" svg:y="0.616cm" dr3d:transform="matrix (0.86306756430421 -0.0573624907791352 0.501820609478733 0.487120489607592 0.35717347808493 -0.796957172724589 -0.133521563990439 0.932274986902646 0.336207288358268 11.493505824371cm 9.05554051544685cm -21.7098850052648cm)" dr3d:vrp="(0 0 9332.57142857143)" dr3d:vpn="(0 0 8528.57142857143)" dr3d:projection="perspective" dr3d:distance="0.804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8" draw:layer="layout" svg:viewBox="0 -28000 2985 3788" svg:d="m0-28000v3788h514l1990-2974v2974h481v-3788h-515l-1989 2977v-2977z"/>
          </dr3d:scene>
          <dr3d:scene draw:style-name="gr9" svg:width="3.055cm" svg:height="6.005cm" svg:x="5.539cm" svg:y="2.055cm" dr3d:transform="matrix (0.316033614316967 0.466098095479686 -0.826362704877201 -0.107178284821228 0.882967183163143 0.457035850584741 0.942674689319986 -0.0558705543837561 0.329002904650273 -2.70880888388163cm 11.7248094340986cm 8.09917935618335cm)" dr3d:vrp="(0 0 10380)" dr3d:vpn="(0 0 9540)" dr3d:projection="perspective" dr3d:distance="0.84cm" dr3d:focal-length="10cm" dr3d:shadow-slant="0" dr3d:shade-mode="gouraud" dr3d:ambient-color="#666666" dr3d:lighting-mode="false">
            <dr3d:light dr3d:diffuse-color="#cccccc" dr3d:direction="(0.517160787974223 0.769002401230361 0.3757393062800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0" draw:layer="layout" svg:viewBox="500 -16288 3339 3788" svg:d="m500-16288v3788h1680l238-6 107-8 100-12 93-14 85-17 77-21 70-24 64-28 61-33 58-37 54-43 51-47 48-53 44-57 41-62 37-65 32-68 27-68 22-71 17-72 12-74 8-76 2-77-4-99-12-95-21-91-28-87-37-83-45-79-53-75-61-71-34-34-36-32-38-31-40-29-88-53-96-47-105-41-114-34-123-28-132-22 94-48 82-47 36-24 33-23 31-24 27-23 54-52 54-55 53-58 53-62 102-132 100-145 659-1031h-631l-501 788-200 301-86 120-76 101-69 84-34 37-32 33-31 30-31 26-29 23-29 20-28 17-28 16-29 15-28 13-29 12-28 11-29 9-29 8-23 4-26 4-63 5-77 4-90 1h-582v-1682zm0 2116h1078l162 4 75 6 69 8 65 10 60 12 55 14 51 17 47 19 44 22 41 24 39 28 35 30 33 32 29 35 27 38 24 39 20 41 17 41 15 42 11 43 8 44 4 44 2 46-3 66-4 31-5 31-7 30-8 30-10 29-12 27-13 28-14 26-16 26-18 25-19 24-20 23-46 45-25 21-27 19-29 19-31 17-32 15-34 15-74 24-81 19-87 14-95 8-102 3h-1199z"/>
          </dr3d:scene>
        </draw:g>
        <draw:frame draw:style-name="gr11" draw:text-style-name="P1" draw:layer="layout" svg:width="4.168cm" svg:height="0.963cm" svg:x="11.832cm" svg:y="0.037cm">
          <draw:text-box>
            <text:p><text:span text:style-name="T1">PC CD-ROM</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Linear_20_blue_2f_white" draw:display-name="Linear blue/white" draw:style="linear" draw:start-color="#000080" draw:end-color="#ffffff" draw:start-intensity="100%" draw:end-intensity="100%" draw:angle="450" draw:border="0%"/>
    <draw:gradient draw:name="Linear_20_magenta_2f_green" draw:display-name="Linear magenta/green" draw:style="linear" draw:start-color="#6b0094" draw:end-color="#00ff00" draw:start-intensity="100%" draw:end-intensity="100%" draw:angle="150" draw:border="25%"/>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6cm" fo:page-height="14.4cm" style:print-orientation="portrait"/>
    </style:page-layout>
    <style:style style:name="Mdp1" style:family="drawing-page">
      <style:drawing-page-properties draw:background-size="border" draw:fill="gradient" draw:fill-gradient-name="Linear_20_magenta_2f_green"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forms form:automatic-focus="false" form:apply-design-mode="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Patrick Kracht</meta:initial-creator>
    <meta:creation-date>2008-11-14T04:01:39.17</meta:creation-date>
    <dc:date>2008-11-14T06:20:08.35</dc:date>
    <dc:creator>Patrick Kracht</dc:creator>
    <meta:editing-duration>PT02H12M21S</meta:editing-duration>
    <meta:editing-cycles>5</meta:editing-cycles>
    <meta:generator>OpenOffice.org/3.0$Win32 OpenOffice.org_project/300m9$Build-9358</meta:generator>
    <meta:document-statistic meta:object-count="142"/>
    <meta:user-defined meta:name="Info 1"/>
    <meta:user-defined meta:name="Info 2"/>
    <meta:user-defined meta:name="Info 3"/>
    <meta:user-defined meta:name="Info 4"/>
  </office:meta>
</office:document-meta>
</file>